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0" table:default-cell-style-name="Default"/>
        <table:table-row table:style-name="ro1">
          <table:table-cell office:value-type="string">
            <text:p>Node:10</text:p>
          </table:table-cell>
          <table:table-cell office:value-type="string">
            <text:p>T=9</text:p>
          </table:table-cell>
          <table:table-cell office:value-type="string">
            <text:p>J=7</text:p>
          </table:table-cell>
          <table:table-cell office:value-type="string">
            <text:p>N=3500</text:p>
          </table:table-cell>
          <table:table-cell office:value-type="string">
            <text:p>NN=1000</text:p>
          </table:table-cell>
          <table:table-cell office:value-type="string">
            <text:p>Test=1500</text:p>
          </table:table-cell>
          <table:table-cell office:value-type="string">
            <text:p>AF=sin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ntropy0</text:p>
          </table:table-cell>
          <table:table-cell office:value-type="string">
            <text:p>Entropy1</text:p>
          </table:table-cell>
          <table:table-cell office:value-type="string">
            <text:p>Entropy2</text:p>
          </table:table-cell>
          <table:table-cell office:value-type="string">
            <text:p>Entropy3</text:p>
          </table:table-cell>
          <table:table-cell office:value-type="string">
            <text:p>Entropy4</text:p>
          </table:table-cell>
          <table:table-cell office:value-type="string">
            <text:p>Average</text:p>
          </table:table-cell>
          <table:table-cell office:value-type="string">
            <text:p>SD</text:p>
          </table:table-cell>
          <table:table-cell office:value-type="string">
            <text:p>ELM0</text:p>
          </table:table-cell>
          <table:table-cell office:value-type="string">
            <text:p>ELM1</text:p>
          </table:table-cell>
          <table:table-cell office:value-type="string">
            <text:p>ELM2</text:p>
          </table:table-cell>
          <table:table-cell office:value-type="string">
            <text:p>ELM3</text:p>
          </table:table-cell>
          <table:table-cell office:value-type="string">
            <text:p>ELM4</text:p>
          </table:table-cell>
          <table:table-cell office:value-type="string">
            <text:p>Average</text:p>
          </table:table-cell>
          <table:table-cell office:value-type="string">
            <text:p>SD</text:p>
          </table:table-cell>
          <table:table-cell office:value-type="string">
            <text:p>Voting0</text:p>
          </table:table-cell>
          <table:table-cell office:value-type="string">
            <text:p>Voting1</text:p>
          </table:table-cell>
          <table:table-cell office:value-type="string">
            <text:p>Voting2</text:p>
          </table:table-cell>
          <table:table-cell office:value-type="string">
            <text:p>Voting3</text:p>
          </table:table-cell>
          <table:table-cell office:value-type="string">
            <text:p>Voting4</text:p>
          </table:table-cell>
          <table:table-cell office:value-type="string">
            <text:p>Average</text:p>
          </table:table-cell>
          <table:table-cell office:value-type="string">
            <text:p>SD</text:p>
          </table:table-cell>
        </table:table-row>
        <table:table-row table:style-name="ro1">
          <table:table-cell office:value-type="string">
            <text:p>landsat data</text:p>
          </table:table-cell>
          <table:table-cell office:value-type="float" office:value="0.9822857">
            <text:p>0.9822857</text:p>
          </table:table-cell>
          <table:table-cell office:value-type="float" office:value="0.9814286">
            <text:p>0.9814286</text:p>
          </table:table-cell>
          <table:table-cell office:value-type="float" office:value="0.9817143">
            <text:p>0.9817143</text:p>
          </table:table-cell>
          <table:table-cell office:value-type="float" office:value="0.9805714">
            <text:p>0.9805714</text:p>
          </table:table-cell>
          <table:table-cell office:value-type="float" office:value="0.9822857">
            <text:p>0.9822857</text:p>
          </table:table-cell>
          <table:table-cell table:formula="of:=SUM([.B3:.F3])/5" office:value-type="float" office:value="0.98165714">
            <text:p>0.98165714</text:p>
          </table:table-cell>
          <table:table-cell/>
          <table:table-cell office:value-type="float" office:value="0.9742867">
            <text:p>0.9742867</text:p>
          </table:table-cell>
          <table:table-cell office:value-type="float" office:value="0.9777143">
            <text:p>0.9777143</text:p>
          </table:table-cell>
          <table:table-cell office:value-type="float" office:value="0.9771429">
            <text:p>0.9771429</text:p>
          </table:table-cell>
          <table:table-cell office:value-type="float" office:value="0.9768571">
            <text:p>0.9768571</text:p>
          </table:table-cell>
          <table:table-cell office:value-type="float" office:value="0.9737143">
            <text:p>0.9737143</text:p>
          </table:table-cell>
          <table:table-cell table:formula="of:=SUM([.I3:.M3])/5" office:value-type="float" office:value="0.97594306">
            <text:p>0.97594306</text:p>
          </table:table-cell>
          <table:table-cell/>
          <table:table-cell office:value-type="float" office:value="0.9754285">
            <text:p>0.9754285</text:p>
          </table:table-cell>
          <table:table-cell office:value-type="float" office:value="0.9762857">
            <text:p>0.9762857</text:p>
          </table:table-cell>
          <table:table-cell office:value-type="float" office:value="0.9754285">
            <text:p>0.9754285</text:p>
          </table:table-cell>
          <table:table-cell office:value-type="float" office:value="0.9757143">
            <text:p>0.9757143</text:p>
          </table:table-cell>
          <table:table-cell office:value-type="float" office:value="0.9768571">
            <text:p>0.9768571</text:p>
          </table:table-cell>
          <table:table-cell table:formula="of:=SUM([.P3:.T3])/5" office:value-type="float" office:value="0.97594282">
            <text:p>0.97594282</text:p>
          </table:table-cell>
          <table:table-cell/>
        </table:table-row>
        <table:table-row table:style-name="ro1">
          <table:table-cell/>
          <table:table-cell office:value-type="float" office:value="0.9173333">
            <text:p>0.9173333</text:p>
          </table:table-cell>
          <table:table-cell office:value-type="float" office:value="0.9126667">
            <text:p>0.9126667</text:p>
          </table:table-cell>
          <table:table-cell office:value-type="float" office:value="0.9146667">
            <text:p>0.9146667</text:p>
          </table:table-cell>
          <table:table-cell office:value-type="float" office:value="0.9166667">
            <text:p>0.9166667</text:p>
          </table:table-cell>
          <table:table-cell office:value-type="float" office:value="0.9153333">
            <text:p>0.9153333</text:p>
          </table:table-cell>
          <table:table-cell table:formula="of:=SUM([.B4:.F4])/5" office:value-type="float" office:value="0.91533334">
            <text:p>0.91533334</text:p>
          </table:table-cell>
          <table:table-cell/>
          <table:table-cell office:value-type="float" office:value="0.9026667">
            <text:p>0.9026667</text:p>
          </table:table-cell>
          <table:table-cell office:value-type="float" office:value="0.9086667">
            <text:p>0.9086667</text:p>
          </table:table-cell>
          <table:table-cell office:value-type="float" office:value="0.9146667">
            <text:p>0.9146667</text:p>
          </table:table-cell>
          <table:table-cell office:value-type="float" office:value="0.9106667">
            <text:p>0.9106667</text:p>
          </table:table-cell>
          <table:table-cell office:value-type="float" office:value="0.91">
            <text:p>0.91</text:p>
          </table:table-cell>
          <table:table-cell table:formula="of:=SUM([.I4:.M4])/5" office:value-type="float" office:value="0.90933336">
            <text:p>0.90933336</text:p>
          </table:table-cell>
          <table:table-cell/>
          <table:table-cell office:value-type="float" office:value="0.9146667">
            <text:p>0.9146667</text:p>
          </table:table-cell>
          <table:table-cell office:value-type="float" office:value="0.9086667">
            <text:p>0.9086667</text:p>
          </table:table-cell>
          <table:table-cell office:value-type="float" office:value="0.9106667">
            <text:p>0.9106667</text:p>
          </table:table-cell>
          <table:table-cell office:value-type="float" office:value="0.908">
            <text:p>0.908</text:p>
          </table:table-cell>
          <table:table-cell office:value-type="float" office:value="0.9133333">
            <text:p>0.9133333</text:p>
          </table:table-cell>
          <table:table-cell table:formula="of:=SUM([.P4];[.Q4];[.R4];[.S4];[.T4])/5" office:value-type="float" office:value="0.91106668">
            <text:p>0.91106668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.9808571">
            <text:p>0.9808571</text:p>
          </table:table-cell>
          <table:table-cell office:value-type="float" office:value="0.9788571">
            <text:p>0.9788571</text:p>
          </table:table-cell>
          <table:table-cell office:value-type="float" office:value="0.9817143">
            <text:p>0.9817143</text:p>
          </table:table-cell>
          <table:table-cell office:value-type="float" office:value="0.9811428">
            <text:p>0.9811428</text:p>
          </table:table-cell>
          <table:table-cell office:value-type="float" office:value="0.9794286">
            <text:p>0.9794286</text:p>
          </table:table-cell>
          <table:table-cell table:formula="of:=SUM([.B6:.F6])/5" office:value-type="float" office:value="0.98039998">
            <text:p>0.98039998</text:p>
          </table:table-cell>
          <table:table-cell/>
          <table:table-cell office:value-type="float" office:value="0.9597143">
            <text:p>0.9597143</text:p>
          </table:table-cell>
          <table:table-cell office:value-type="float" office:value="0.9408571">
            <text:p>0.9408571</text:p>
          </table:table-cell>
          <table:table-cell office:value-type="float" office:value="0.96">
            <text:p>0.96</text:p>
          </table:table-cell>
          <table:table-cell office:value-type="float" office:value="0.9694286">
            <text:p>0.9694286</text:p>
          </table:table-cell>
          <table:table-cell office:value-type="float" office:value="0.9597143">
            <text:p>0.9597143</text:p>
          </table:table-cell>
          <table:table-cell table:formula="of:=SUM([.I6:.M6])/5" office:value-type="float" office:value="0.95794286">
            <text:p>0.95794286</text:p>
          </table:table-cell>
          <table:table-cell/>
          <table:table-cell table:number-columns-repeated="2" office:value-type="float" office:value="0.9645714">
            <text:p>0.9645714</text:p>
          </table:table-cell>
          <table:table-cell office:value-type="float" office:value="0.9642857">
            <text:p>0.9642857</text:p>
          </table:table-cell>
          <table:table-cell office:value-type="float" office:value="0.9688571">
            <text:p>0.9688571</text:p>
          </table:table-cell>
          <table:table-cell office:value-type="float" office:value="0.9677143">
            <text:p>0.9677143</text:p>
          </table:table-cell>
          <table:table-cell table:formula="of:=SUM([.P6:.T6])/5" office:value-type="float" office:value="0.96599998">
            <text:p>0.96599998</text:p>
          </table:table-cell>
          <table:table-cell/>
        </table:table-row>
        <table:table-row table:style-name="ro1">
          <table:table-cell/>
          <table:table-cell office:value-type="float" office:value="0.9133333">
            <text:p>0.9133333</text:p>
          </table:table-cell>
          <table:table-cell office:value-type="float" office:value="0.918">
            <text:p>0.918</text:p>
          </table:table-cell>
          <table:table-cell office:value-type="float" office:value="0.9173333">
            <text:p>0.9173333</text:p>
          </table:table-cell>
          <table:table-cell office:value-type="float" office:value="0.916">
            <text:p>0.916</text:p>
          </table:table-cell>
          <table:table-cell office:value-type="float" office:value="0.912">
            <text:p>0.912</text:p>
          </table:table-cell>
          <table:table-cell table:formula="of:=SUM([.B7:.F7])/5" office:value-type="float" office:value="0.91533332">
            <text:p>0.91533332</text:p>
          </table:table-cell>
          <table:table-cell/>
          <table:table-cell office:value-type="float" office:value="0.908">
            <text:p>0.908</text:p>
          </table:table-cell>
          <table:table-cell office:value-type="float" office:value="0.9053333">
            <text:p>0.9053333</text:p>
          </table:table-cell>
          <table:table-cell office:value-type="float" office:value="0.8973333">
            <text:p>0.8973333</text:p>
          </table:table-cell>
          <table:table-cell office:value-type="float" office:value="0.9">
            <text:p>0.9</text:p>
          </table:table-cell>
          <table:table-cell office:value-type="float" office:value="0.9206667">
            <text:p>0.9206667</text:p>
          </table:table-cell>
          <table:table-cell table:formula="of:=SUM([.I7:.M7])/5" office:value-type="float" office:value="0.90626666">
            <text:p>0.90626666</text:p>
          </table:table-cell>
          <table:table-cell/>
          <table:table-cell office:value-type="float" office:value="0.9086667">
            <text:p>0.9086667</text:p>
          </table:table-cell>
          <table:table-cell office:value-type="float" office:value="0.9193333">
            <text:p>0.9193333</text:p>
          </table:table-cell>
          <table:table-cell office:value-type="float" office:value="0.9046667">
            <text:p>0.9046667</text:p>
          </table:table-cell>
          <table:table-cell office:value-type="float" office:value="0.912">
            <text:p>0.912</text:p>
          </table:table-cell>
          <table:table-cell office:value-type="float" office:value="0.9093333">
            <text:p>0.9093333</text:p>
          </table:table-cell>
          <table:table-cell table:formula="of:=SUM([.P7:.T7])/5" office:value-type="float" office:value="0.9108">
            <text:p>0.9108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Node:10</text:p>
          </table:table-cell>
          <table:table-cell office:value-type="string">
            <text:p>T=9</text:p>
          </table:table-cell>
          <table:table-cell office:value-type="string">
            <text:p>J=7</text:p>
          </table:table-cell>
          <table:table-cell office:value-type="string">
            <text:p>N=618</text:p>
          </table:table-cell>
          <table:table-cell office:value-type="string">
            <text:p>NN=200</text:p>
          </table:table-cell>
          <table:table-cell office:value-type="string">
            <text:p>Test=150</text:p>
          </table:table-cell>
          <table:table-cell table:number-columns-repeated="16"/>
        </table:table-row>
        <table:table-row table:style-name="ro1">
          <table:table-cell office:value-type="string">
            <text:p>diabetes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847896">
            <text:p>0.7847896</text:p>
          </table:table-cell>
          <table:table-cell office:value-type="float" office:value="0.776699">
            <text:p>0.776699</text:p>
          </table:table-cell>
          <table:table-cell office:value-type="float" office:value="0.7815534">
            <text:p>0.7815534</text:p>
          </table:table-cell>
          <table:table-cell office:value-type="float" office:value="0.7718447">
            <text:p>0.7718447</text:p>
          </table:table-cell>
          <table:table-cell office:value-type="float" office:value="0.7750809">
            <text:p>0.7750809</text:p>
          </table:table-cell>
          <table:table-cell table:formula="of:=SUM([.B11:.F11])/5" office:value-type="float" office:value="0.77799352">
            <text:p>0.77799352</text:p>
          </table:table-cell>
          <table:table-cell/>
          <table:table-cell table:number-columns-repeated="2" office:value-type="float" office:value="0.7944984">
            <text:p>0.7944984</text:p>
          </table:table-cell>
          <table:table-cell office:value-type="float" office:value="0.7702265">
            <text:p>0.7702265</text:p>
          </table:table-cell>
          <table:table-cell office:value-type="float" office:value="0.7928803">
            <text:p>0.7928803</text:p>
          </table:table-cell>
          <table:table-cell office:value-type="float" office:value="0.7572816">
            <text:p>0.7572816</text:p>
          </table:table-cell>
          <table:table-cell table:formula="of:=SUM([.I11:.M11])/5" office:value-type="float" office:value="0.78187704">
            <text:p>0.78187704</text:p>
          </table:table-cell>
          <table:table-cell/>
          <table:table-cell table:number-columns-repeated="2" office:value-type="float" office:value="0.7847896">
            <text:p>0.7847896</text:p>
          </table:table-cell>
          <table:table-cell office:value-type="float" office:value="0.7944983">
            <text:p>0.7944983</text:p>
          </table:table-cell>
          <table:table-cell office:value-type="float" office:value="0.7880259">
            <text:p>0.7880259</text:p>
          </table:table-cell>
          <table:table-cell office:value-type="float" office:value="0.7831715">
            <text:p>0.7831715</text:p>
          </table:table-cell>
          <table:table-cell table:formula="of:=SUM([.P11:.T11])/5" office:value-type="float" office:value="0.78705498">
            <text:p>0.78705498</text:p>
          </table:table-cell>
          <table:table-cell/>
        </table:table-row>
        <table:table-row table:style-name="ro1">
          <table:table-cell/>
          <table:table-cell table:number-columns-repeated="3" office:value-type="float" office:value="0.7533333">
            <text:p>0.7533333</text:p>
          </table:table-cell>
          <table:table-cell table:number-columns-repeated="2" office:value-type="float" office:value="0.7466667">
            <text:p>0.7466667</text:p>
          </table:table-cell>
          <table:table-cell table:formula="of:=SUM([.B12];[.C12];[.D12];[.E12];[.F12])/5" office:value-type="float" office:value="0.75066666">
            <text:p>0.75066666</text:p>
          </table:table-cell>
          <table:table-cell/>
          <table:table-cell office:value-type="float" office:value="0.7466666">
            <text:p>0.7466666</text:p>
          </table:table-cell>
          <table:table-cell office:value-type="float" office:value="0.7266667">
            <text:p>0.7266667</text:p>
          </table:table-cell>
          <table:table-cell office:value-type="float" office:value="0.72">
            <text:p>0.72</text:p>
          </table:table-cell>
          <table:table-cell office:value-type="float" office:value="0.7333333">
            <text:p>0.7333333</text:p>
          </table:table-cell>
          <table:table-cell office:value-type="float" office:value="0.7066667">
            <text:p>0.7066667</text:p>
          </table:table-cell>
          <table:table-cell table:formula="of:=SUM([.I12];[.J12];[.K12];[.L12];[.M12])/5" office:value-type="float" office:value="0.72666666">
            <text:p>0.72666666</text:p>
          </table:table-cell>
          <table:table-cell/>
          <table:table-cell office:value-type="float" office:value="0.72">
            <text:p>0.72</text:p>
          </table:table-cell>
          <table:table-cell table:number-columns-repeated="2" office:value-type="float" office:value="0.7466667">
            <text:p>0.7466667</text:p>
          </table:table-cell>
          <table:table-cell table:number-columns-repeated="2" office:value-type="float" office:value="0.74">
            <text:p>0.74</text:p>
          </table:table-cell>
          <table:table-cell table:formula="of:=SUM([.P12:.T12])/5" office:value-type="float" office:value="0.73866668">
            <text:p>0.73866668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Node:10</text:p>
          </table:table-cell>
          <table:table-cell office:value-type="string">
            <text:p>T=9</text:p>
          </table:table-cell>
          <table:table-cell office:value-type="string">
            <text:p>J=7</text:p>
          </table:table-cell>
          <table:table-cell office:value-type="string">
            <text:p>N=1800</text:p>
          </table:table-cell>
          <table:table-cell office:value-type="string">
            <text:p>NN=900</text:p>
          </table:table-cell>
          <table:table-cell office:value-type="string">
            <text:p>Test=510</text:p>
          </table:table-cell>
          <table:table-cell table:number-columns-repeated="16"/>
        </table:table-row>
        <table:table-row table:style-name="ro1">
          <table:table-cell office:value-type="string">
            <text:p>Segment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483333">
            <text:p>0.8483333</text:p>
          </table:table-cell>
          <table:table-cell office:value-type="float" office:value="0.8294444">
            <text:p>0.8294444</text:p>
          </table:table-cell>
          <table:table-cell office:value-type="float" office:value="0.8172222">
            <text:p>0.8172222</text:p>
          </table:table-cell>
          <table:table-cell office:value-type="float" office:value="0.805">
            <text:p>0.805</text:p>
          </table:table-cell>
          <table:table-cell office:value-type="float" office:value="0.7811111">
            <text:p>0.7811111</text:p>
          </table:table-cell>
          <table:table-cell table:formula="of:=SUM([.B17:.F17])/5" office:value-type="float" office:value="0.8162222">
            <text:p>0.8162222</text:p>
          </table:table-cell>
          <table:table-cell/>
          <table:table-cell office:value-type="float" office:value="0.7794444">
            <text:p>0.7794444</text:p>
          </table:table-cell>
          <table:table-cell office:value-type="float" office:value="0.8116667">
            <text:p>0.8116667</text:p>
          </table:table-cell>
          <table:table-cell office:value-type="float" office:value="0.7288889">
            <text:p>0.7288889</text:p>
          </table:table-cell>
          <table:table-cell office:value-type="float" office:value="0.7861111">
            <text:p>0.7861111</text:p>
          </table:table-cell>
          <table:table-cell office:value-type="float" office:value="0.7838889">
            <text:p>0.7838889</text:p>
          </table:table-cell>
          <table:table-cell table:formula="of:=SUM([.I17:.M17])/5" office:value-type="float" office:value="0.778">
            <text:p>0.778</text:p>
          </table:table-cell>
          <table:table-cell/>
          <table:table-cell office:value-type="float" office:value="0.82">
            <text:p>0.82</text:p>
          </table:table-cell>
          <table:table-cell office:value-type="float" office:value="0.7966667">
            <text:p>0.7966667</text:p>
          </table:table-cell>
          <table:table-cell office:value-type="float" office:value="0.8061111">
            <text:p>0.8061111</text:p>
          </table:table-cell>
          <table:table-cell office:value-type="float" office:value="0.7966667">
            <text:p>0.7966667</text:p>
          </table:table-cell>
          <table:table-cell office:value-type="float" office:value="0.7977778">
            <text:p>0.7977778</text:p>
          </table:table-cell>
          <table:table-cell table:formula="of:=SUM([.P17:.T17])/5" office:value-type="float" office:value="0.80344446">
            <text:p>0.80344446</text:p>
          </table:table-cell>
          <table:table-cell/>
        </table:table-row>
        <table:table-row table:style-name="ro1">
          <table:table-cell/>
          <table:table-cell office:value-type="float" office:value="0.8333333">
            <text:p>0.8333333</text:p>
          </table:table-cell>
          <table:table-cell office:value-type="float" office:value="0.8039216">
            <text:p>0.8039216</text:p>
          </table:table-cell>
          <table:table-cell office:value-type="float" office:value="0.7784314">
            <text:p>0.7784314</text:p>
          </table:table-cell>
          <table:table-cell office:value-type="float" office:value="0.7764705">
            <text:p>0.7764705</text:p>
          </table:table-cell>
          <table:table-cell office:value-type="float" office:value="0.7647059">
            <text:p>0.7647059</text:p>
          </table:table-cell>
          <table:table-cell table:formula="of:=SUM([.B18:.F18])/5" office:value-type="float" office:value="0.79137254">
            <text:p>0.79137254</text:p>
          </table:table-cell>
          <table:table-cell/>
          <table:table-cell office:value-type="float" office:value="0.745098">
            <text:p>0.745098</text:p>
          </table:table-cell>
          <table:table-cell office:value-type="float" office:value="0.7823529">
            <text:p>0.7823529</text:p>
          </table:table-cell>
          <table:table-cell office:value-type="float" office:value="0.6862745">
            <text:p>0.6862745</text:p>
          </table:table-cell>
          <table:table-cell office:value-type="float" office:value="0.7529412">
            <text:p>0.7529412</text:p>
          </table:table-cell>
          <table:table-cell office:value-type="float" office:value="0.7411765">
            <text:p>0.7411765</text:p>
          </table:table-cell>
          <table:table-cell table:formula="of:=SUM([.I18:.M18])/5" office:value-type="float" office:value="0.74156862">
            <text:p>0.74156862</text:p>
          </table:table-cell>
          <table:table-cell/>
          <table:table-cell office:value-type="float" office:value="0.7803922">
            <text:p>0.7803922</text:p>
          </table:table-cell>
          <table:table-cell office:value-type="float" office:value="0.7588235">
            <text:p>0.7588235</text:p>
          </table:table-cell>
          <table:table-cell office:value-type="float" office:value="0.7607843">
            <text:p>0.7607843</text:p>
          </table:table-cell>
          <table:table-cell office:value-type="float" office:value="0.7549019">
            <text:p>0.7549019</text:p>
          </table:table-cell>
          <table:table-cell office:value-type="float" office:value="0.7529412">
            <text:p>0.7529412</text:p>
          </table:table-cell>
          <table:table-cell table:formula="of:=SUM([.P18:.T18])/5" office:value-type="float" office:value="0.76156862">
            <text:p>0.76156862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Node:10</text:p>
          </table:table-cell>
          <table:table-cell office:value-type="string">
            <text:p>T=9</text:p>
          </table:table-cell>
          <table:table-cell office:value-type="string">
            <text:p>J=7</text:p>
          </table:table-cell>
          <table:table-cell office:value-type="string">
            <text:p>N=1800</text:p>
          </table:table-cell>
          <table:table-cell office:value-type="string">
            <text:p>NN=900</text:p>
          </table:table-cell>
          <table:table-cell office:value-type="string">
            <text:p>Test=510</text:p>
          </table:table-cell>
          <table:table-cell table:number-columns-repeated="16"/>
        </table:table-row>
        <table:table-row table:style-name="ro1">
          <table:table-cell office:value-type="string">
            <text:p>Satimage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828635">
            <text:p>0.5828635</text:p>
          </table:table-cell>
          <table:table-cell office:value-type="float" office:value="0.5555806">
            <text:p>0.5555806</text:p>
          </table:table-cell>
          <table:table-cell office:value-type="float" office:value="0.5587373">
            <text:p>0.5587373</text:p>
          </table:table-cell>
          <table:table-cell office:value-type="float" office:value="0.5580609">
            <text:p>0.5580609</text:p>
          </table:table-cell>
          <table:table-cell office:value-type="float" office:value="0.5449831">
            <text:p>0.5449831</text:p>
          </table:table-cell>
          <table:table-cell table:formula="of:=SUM([.B23:.F23])/5" office:value-type="float" office:value="0.56004508">
            <text:p>0.56004508</text:p>
          </table:table-cell>
          <table:table-cell/>
          <table:table-cell office:value-type="float" office:value="0.5564825">
            <text:p>0.5564825</text:p>
          </table:table-cell>
          <table:table-cell office:value-type="float" office:value="0.5546787">
            <text:p>0.5546787</text:p>
          </table:table-cell>
          <table:table-cell office:value-type="float" office:value="0.5609921">
            <text:p>0.5609921</text:p>
          </table:table-cell>
          <table:table-cell office:value-type="float" office:value="0.5199549">
            <text:p>0.5199549</text:p>
          </table:table-cell>
          <table:table-cell office:value-type="float" office:value="0.5542277">
            <text:p>0.5542277</text:p>
          </table:table-cell>
          <table:table-cell table:formula="of:=SUM([.I23:.M23])/5" office:value-type="float" office:value="0.54926718">
            <text:p>0.54926718</text:p>
          </table:table-cell>
          <table:table-cell/>
          <table:table-cell office:value-type="float" office:value="0.5905299">
            <text:p>0.5905299</text:p>
          </table:table-cell>
          <table:table-cell office:value-type="float" office:value="0.5921082">
            <text:p>0.5921082</text:p>
          </table:table-cell>
          <table:table-cell office:value-type="float" office:value="0.5792559">
            <text:p>0.5792559</text:p>
          </table:table-cell>
          <table:table-cell office:value-type="float" office:value="0.5540022">
            <text:p>0.5540022</text:p>
          </table:table-cell>
          <table:table-cell office:value-type="float" office:value="0.5851184">
            <text:p>0.5851184</text:p>
          </table:table-cell>
          <table:table-cell table:formula="of:=SUM([.P23:.T23])/5" office:value-type="float" office:value="0.58020292">
            <text:p>0.58020292</text:p>
          </table:table-cell>
          <table:table-cell/>
        </table:table-row>
        <table:table-row table:style-name="ro1">
          <table:table-cell/>
          <table:table-cell office:value-type="float" office:value="0.572">
            <text:p>0.572</text:p>
          </table:table-cell>
          <table:table-cell office:value-type="float" office:value="0.553">
            <text:p>0.553</text:p>
          </table:table-cell>
          <table:table-cell office:value-type="float" office:value="0.5485">
            <text:p>0.5485</text:p>
          </table:table-cell>
          <table:table-cell office:value-type="float" office:value="0.5505">
            <text:p>0.5505</text:p>
          </table:table-cell>
          <table:table-cell office:value-type="float" office:value="0.531">
            <text:p>0.531</text:p>
          </table:table-cell>
          <table:table-cell table:formula="of:=SUM([.B24:.F24])/5" office:value-type="float" office:value="0.551">
            <text:p>0.551</text:p>
          </table:table-cell>
          <table:table-cell/>
          <table:table-cell office:value-type="float" office:value="0.5255">
            <text:p>0.5255</text:p>
          </table:table-cell>
          <table:table-cell office:value-type="float" office:value="0.5375">
            <text:p>0.5375</text:p>
          </table:table-cell>
          <table:table-cell office:value-type="float" office:value="0.5395">
            <text:p>0.5395</text:p>
          </table:table-cell>
          <table:table-cell office:value-type="float" office:value="0.499">
            <text:p>0.499</text:p>
          </table:table-cell>
          <table:table-cell office:value-type="float" office:value="0.5265">
            <text:p>0.5265</text:p>
          </table:table-cell>
          <table:table-cell table:formula="of:=SUM([.I24:.M24])/5" office:value-type="float" office:value="0.5256">
            <text:p>0.5256</text:p>
          </table:table-cell>
          <table:table-cell/>
          <table:table-cell office:value-type="float" office:value="0.5645">
            <text:p>0.5645</text:p>
          </table:table-cell>
          <table:table-cell office:value-type="float" office:value="0.5695">
            <text:p>0.5695</text:p>
          </table:table-cell>
          <table:table-cell office:value-type="float" office:value="0.557">
            <text:p>0.557</text:p>
          </table:table-cell>
          <table:table-cell office:value-type="float" office:value="0.5305">
            <text:p>0.5305</text:p>
          </table:table-cell>
          <table:table-cell office:value-type="float" office:value="0.5575">
            <text:p>0.5575</text:p>
          </table:table-cell>
          <table:table-cell table:formula="of:=SUM([.P24:.T24])/5" office:value-type="float" office:value="0.5558">
            <text:p>0.5558</text:p>
          </table:table-cell>
          <table:table-cell/>
        </table:table-row>
        <table:table-row table:style-name="ro1">
          <table:table-cell office:value-type="string">
            <text:p>Node:5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710259">
            <text:p>0.6710259</text:p>
          </table:table-cell>
          <table:table-cell office:value-type="float" office:value="0.6487035">
            <text:p>0.6487035</text:p>
          </table:table-cell>
          <table:table-cell office:value-type="float" office:value="0.6545659">
            <text:p>0.6545659</text:p>
          </table:table-cell>
          <table:table-cell office:value-type="float" office:value="0.6507328">
            <text:p>0.6507328</text:p>
          </table:table-cell>
          <table:table-cell office:value-type="float" office:value="0.6599774">
            <text:p>0.6599774</text:p>
          </table:table-cell>
          <table:table-cell table:formula="of:=SUM([.B26:.F26])/5" office:value-type="float" office:value="0.6570011">
            <text:p>0.6570011</text:p>
          </table:table-cell>
          <table:table-cell/>
          <table:table-cell office:value-type="float" office:value="0.6340474">
            <text:p>0.6340474</text:p>
          </table:table-cell>
          <table:table-cell office:value-type="float" office:value="0.6419391">
            <text:p>0.6419391</text:p>
          </table:table-cell>
          <table:table-cell office:value-type="float" office:value="0.6333709">
            <text:p>0.6333709</text:p>
          </table:table-cell>
          <table:table-cell office:value-type="float" office:value="0.6302142">
            <text:p>0.6302142</text:p>
          </table:table-cell>
          <table:table-cell office:value-type="float" office:value="0.6329199">
            <text:p>0.6329199</text:p>
          </table:table-cell>
          <table:table-cell table:formula="of:=SUM([.I26:.M26])/5" office:value-type="float" office:value="0.6344983">
            <text:p>0.6344983</text:p>
          </table:table-cell>
          <table:table-cell/>
          <table:table-cell office:value-type="float" office:value="0.6390079">
            <text:p>0.6390079</text:p>
          </table:table-cell>
          <table:table-cell office:value-type="float" office:value="0.6367531">
            <text:p>0.6367531</text:p>
          </table:table-cell>
          <table:table-cell office:value-type="float" office:value="0.6356257">
            <text:p>0.6356257</text:p>
          </table:table-cell>
          <table:table-cell office:value-type="float" office:value="0.6417136">
            <text:p>0.6417136</text:p>
          </table:table-cell>
          <table:table-cell office:value-type="float" office:value="0.6349493">
            <text:p>0.6349493</text:p>
          </table:table-cell>
          <table:table-cell table:formula="of:=SUM([.P26:.T26])/5" office:value-type="float" office:value="0.63760992">
            <text:p>0.63760992</text:p>
          </table:table-cell>
          <table:table-cell/>
        </table:table-row>
        <table:table-row table:style-name="ro1">
          <table:table-cell/>
          <table:table-cell office:value-type="float" office:value="0.6675">
            <text:p>0.6675</text:p>
          </table:table-cell>
          <table:table-cell office:value-type="float" office:value="0.654">
            <text:p>0.654</text:p>
          </table:table-cell>
          <table:table-cell office:value-type="float" office:value="0.6435">
            <text:p>0.6435</text:p>
          </table:table-cell>
          <table:table-cell office:value-type="float" office:value="0.6495">
            <text:p>0.6495</text:p>
          </table:table-cell>
          <table:table-cell office:value-type="float" office:value="0.6515">
            <text:p>0.6515</text:p>
          </table:table-cell>
          <table:table-cell table:formula="of:=SUM([.B27:.F27])/5" office:value-type="float" office:value="0.6532">
            <text:p>0.6532</text:p>
          </table:table-cell>
          <table:table-cell/>
          <table:table-cell office:value-type="float" office:value="0.604">
            <text:p>0.604</text:p>
          </table:table-cell>
          <table:table-cell office:value-type="float" office:value="0.625">
            <text:p>0.625</text:p>
          </table:table-cell>
          <table:table-cell office:value-type="float" office:value="0.61">
            <text:p>0.61</text:p>
          </table:table-cell>
          <table:table-cell office:value-type="float" office:value="0.613">
            <text:p>0.613</text:p>
          </table:table-cell>
          <table:table-cell office:value-type="float" office:value="0.607">
            <text:p>0.607</text:p>
          </table:table-cell>
          <table:table-cell table:formula="of:=SUM([.I27:.M27])/5" office:value-type="float" office:value="0.6118">
            <text:p>0.6118</text:p>
          </table:table-cell>
          <table:table-cell/>
          <table:table-cell office:value-type="float" office:value="0.6175">
            <text:p>0.6175</text:p>
          </table:table-cell>
          <table:table-cell office:value-type="float" office:value="0.616">
            <text:p>0.616</text:p>
          </table:table-cell>
          <table:table-cell office:value-type="float" office:value="0.617">
            <text:p>0.617</text:p>
          </table:table-cell>
          <table:table-cell office:value-type="float" office:value="0.6195">
            <text:p>0.6195</text:p>
          </table:table-cell>
          <table:table-cell office:value-type="float" office:value="0.62">
            <text:p>0.62</text:p>
          </table:table-cell>
          <table:table-cell table:formula="of:=SUM([.P27:.T27])/5" office:value-type="float" office:value="0.618">
            <text:p>0.618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Node:50</text:p>
          </table:table-cell>
          <table:table-cell office:value-type="string">
            <text:p>T=9</text:p>
          </table:table-cell>
          <table:table-cell office:value-type="string">
            <text:p>J=7</text:p>
          </table:table-cell>
          <table:table-cell office:value-type="string">
            <text:p>N=4000</text:p>
          </table:table-cell>
          <table:table-cell office:value-type="string">
            <text:p>NN=1000</text:p>
          </table:table-cell>
          <table:table-cell office:value-type="string">
            <text:p>Test=601</text:p>
          </table:table-cell>
          <table:table-cell table:number-columns-repeated="16"/>
        </table:table-row>
        <table:table-row table:style-name="ro1">
          <table:table-cell office:value-type="string">
            <text:p>spambase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355">
            <text:p>0.9355</text:p>
          </table:table-cell>
          <table:table-cell office:value-type="float" office:value="0.937">
            <text:p>0.937</text:p>
          </table:table-cell>
          <table:table-cell office:value-type="float" office:value="0.9355">
            <text:p>0.9355</text:p>
          </table:table-cell>
          <table:table-cell office:value-type="float" office:value="0.93475">
            <text:p>0.93475</text:p>
          </table:table-cell>
          <table:table-cell office:value-type="float" office:value="0.9335">
            <text:p>0.9335</text:p>
          </table:table-cell>
          <table:table-cell table:formula="of:=SUM([.B32:.F32])/5" office:value-type="float" office:value="0.93525">
            <text:p>0.93525</text:p>
          </table:table-cell>
          <table:table-cell/>
          <table:table-cell office:value-type="float" office:value="0.894">
            <text:p>0.894</text:p>
          </table:table-cell>
          <table:table-cell office:value-type="float" office:value="0.895">
            <text:p>0.895</text:p>
          </table:table-cell>
          <table:table-cell office:value-type="float" office:value="0.90175">
            <text:p>0.90175</text:p>
          </table:table-cell>
          <table:table-cell office:value-type="float" office:value="0.8765">
            <text:p>0.8765</text:p>
          </table:table-cell>
          <table:table-cell office:value-type="float" office:value="0.89525">
            <text:p>0.89525</text:p>
          </table:table-cell>
          <table:table-cell table:number-columns-repeated="2"/>
          <table:table-cell office:value-type="float" office:value="0.89175">
            <text:p>0.89175</text:p>
          </table:table-cell>
          <table:table-cell office:value-type="float" office:value="0.90575">
            <text:p>0.90575</text:p>
          </table:table-cell>
          <table:table-cell office:value-type="float" office:value="0.8975">
            <text:p>0.8975</text:p>
          </table:table-cell>
          <table:table-cell office:value-type="float" office:value="0.89775">
            <text:p>0.89775</text:p>
          </table:table-cell>
          <table:table-cell office:value-type="float" office:value="0.90125">
            <text:p>0.90125</text:p>
          </table:table-cell>
          <table:table-cell table:formula="of:=SUM([.P32:.T32])/5" office:value-type="float" office:value="0.8988">
            <text:p>0.8988</text:p>
          </table:table-cell>
          <table:table-cell/>
        </table:table-row>
        <table:table-row table:style-name="ro1">
          <table:table-cell/>
          <table:table-cell office:value-type="float" office:value="0.8652246">
            <text:p>0.8652246</text:p>
          </table:table-cell>
          <table:table-cell office:value-type="float" office:value="0.8685524">
            <text:p>0.8685524</text:p>
          </table:table-cell>
          <table:table-cell office:value-type="float" office:value="0.8535774">
            <text:p>0.8535774</text:p>
          </table:table-cell>
          <table:table-cell office:value-type="float" office:value="0.8618968">
            <text:p>0.8618968</text:p>
          </table:table-cell>
          <table:table-cell office:value-type="float" office:value="0.8635607">
            <text:p>0.8635607</text:p>
          </table:table-cell>
          <table:table-cell table:formula="of:=SUM([.B33:.F33])/5" office:value-type="float" office:value="0.86256238">
            <text:p>0.86256238</text:p>
          </table:table-cell>
          <table:table-cell/>
          <table:table-cell office:value-type="float" office:value="0.8419301">
            <text:p>0.8419301</text:p>
          </table:table-cell>
          <table:table-cell office:value-type="float" office:value="0.8352745">
            <text:p>0.8352745</text:p>
          </table:table-cell>
          <table:table-cell office:value-type="float" office:value="0.8369384">
            <text:p>0.8369384</text:p>
          </table:table-cell>
          <table:table-cell office:value-type="float" office:value="0.810316">
            <text:p>0.810316</text:p>
          </table:table-cell>
          <table:table-cell office:value-type="float" office:value="0.8286189">
            <text:p>0.8286189</text:p>
          </table:table-cell>
          <table:table-cell table:formula="of:=SUM([.I33:.M33])/5" office:value-type="float" office:value="0.83061558">
            <text:p>0.83061558</text:p>
          </table:table-cell>
          <table:table-cell/>
          <table:table-cell office:value-type="float" office:value="0.8319468">
            <text:p>0.8319468</text:p>
          </table:table-cell>
          <table:table-cell office:value-type="float" office:value="0.875208">
            <text:p>0.875208</text:p>
          </table:table-cell>
          <table:table-cell office:value-type="float" office:value="0.8419301">
            <text:p>0.8419301</text:p>
          </table:table-cell>
          <table:table-cell office:value-type="float" office:value="0.8369384">
            <text:p>0.8369384</text:p>
          </table:table-cell>
          <table:table-cell office:value-type="float" office:value="0.8402662">
            <text:p>0.8402662</text:p>
          </table:table-cell>
          <table:table-cell table:formula="of:=SUM([.P33:.T33])/5" office:value-type="float" office:value="0.8452579">
            <text:p>0.8452579</text:p>
          </table:table-cell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>
            <text:p>Node:20</text:p>
          </table:table-cell>
          <table:table-cell office:value-type="string">
            <text:p>T=9</text:p>
          </table:table-cell>
          <table:table-cell office:value-type="string">
            <text:p>J=7</text:p>
          </table:table-cell>
          <table:table-cell office:value-type="string">
            <text:p>N=4400</text:p>
          </table:table-cell>
          <table:table-cell office:value-type="string">
            <text:p>NN=1000</text:p>
          </table:table-cell>
          <table:table-cell office:value-type="string">
            <text:p>Test=600</text:p>
          </table:table-cell>
          <table:table-cell table:number-columns-repeated="16"/>
        </table:table-row>
        <table:table-row table:style-name="ro1">
          <table:table-cell office:value-type="string">
            <text:p>waveform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625">
            <text:p>0.8625</text:p>
          </table:table-cell>
          <table:table-cell office:value-type="float" office:value="0.8631818">
            <text:p>0.8631818</text:p>
          </table:table-cell>
          <table:table-cell office:value-type="float" office:value="0.8652273">
            <text:p>0.8652273</text:p>
          </table:table-cell>
          <table:table-cell office:value-type="float" office:value="0.8595455">
            <text:p>0.8595455</text:p>
          </table:table-cell>
          <table:table-cell office:value-type="float" office:value="0.8613636">
            <text:p>0.8613636</text:p>
          </table:table-cell>
          <table:table-cell table:formula="of:=SUM([.B39:.F39])/5" office:value-type="float" office:value="0.86236364">
            <text:p>0.86236364</text:p>
          </table:table-cell>
          <table:table-cell/>
          <table:table-cell office:value-type="float" office:value="0.8090909">
            <text:p>0.8090909</text:p>
          </table:table-cell>
          <table:table-cell office:value-type="float" office:value="0.8334091">
            <text:p>0.8334091</text:p>
          </table:table-cell>
          <table:table-cell office:value-type="float" office:value="0.8115909">
            <text:p>0.8115909</text:p>
          </table:table-cell>
          <table:table-cell office:value-type="float" office:value="0.8120454">
            <text:p>0.8120454</text:p>
          </table:table-cell>
          <table:table-cell office:value-type="float" office:value="0.8222727">
            <text:p>0.8222727</text:p>
          </table:table-cell>
          <table:table-cell table:formula="of:=SUM([.I39:.M39])/5" office:value-type="float" office:value="0.8176818">
            <text:p>0.8176818</text:p>
          </table:table-cell>
          <table:table-cell/>
          <table:table-cell office:value-type="float" office:value="0.8681818">
            <text:p>0.8681818</text:p>
          </table:table-cell>
          <table:table-cell office:value-type="float" office:value="0.8679545">
            <text:p>0.8679545</text:p>
          </table:table-cell>
          <table:table-cell office:value-type="float" office:value="0.8627273">
            <text:p>0.8627273</text:p>
          </table:table-cell>
          <table:table-cell office:value-type="float" office:value="0.86">
            <text:p>0.86</text:p>
          </table:table-cell>
          <table:table-cell office:value-type="float" office:value="0.8652273">
            <text:p>0.8652273</text:p>
          </table:table-cell>
          <table:table-cell table:formula="of:=SUM([.P39:.T39])/5" office:value-type="float" office:value="0.86481818">
            <text:p>0.86481818</text:p>
          </table:table-cell>
          <table:table-cell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825">
            <text:p>0.825</text:p>
          </table:table-cell>
          <table:table-cell office:value-type="float" office:value="0.8383333">
            <text:p>0.8383333</text:p>
          </table:table-cell>
          <table:table-cell office:value-type="float" office:value="0.8266667">
            <text:p>0.8266667</text:p>
          </table:table-cell>
          <table:table-cell office:value-type="float" office:value="0.8166667">
            <text:p>0.8166667</text:p>
          </table:table-cell>
          <table:table-cell table:formula="of:=SUM([.B40:.F40])/5" office:value-type="float" office:value="0.82533334">
            <text:p>0.82533334</text:p>
          </table:table-cell>
          <table:table-cell/>
          <table:table-cell office:value-type="float" office:value="0.8133333">
            <text:p>0.8133333</text:p>
          </table:table-cell>
          <table:table-cell office:value-type="float" office:value="0.8183333">
            <text:p>0.8183333</text:p>
          </table:table-cell>
          <table:table-cell office:value-type="float" office:value="0.7766667">
            <text:p>0.7766667</text:p>
          </table:table-cell>
          <table:table-cell office:value-type="float" office:value="0.7583333">
            <text:p>0.7583333</text:p>
          </table:table-cell>
          <table:table-cell office:value-type="float" office:value="0.7866667">
            <text:p>0.7866667</text:p>
          </table:table-cell>
          <table:table-cell table:formula="of:=SUM([.I40:.M40])/5" office:value-type="float" office:value="0.79066666">
            <text:p>0.79066666</text:p>
          </table:table-cell>
          <table:table-cell/>
          <table:table-cell office:value-type="float" office:value="0.8333333">
            <text:p>0.8333333</text:p>
          </table:table-cell>
          <table:table-cell office:value-type="float" office:value="0.8366666">
            <text:p>0.8366666</text:p>
          </table:table-cell>
          <table:table-cell office:value-type="float" office:value="0.823333">
            <text:p>0.823333</text:p>
          </table:table-cell>
          <table:table-cell office:value-type="float" office:value="0.8383333">
            <text:p>0.8383333</text:p>
          </table:table-cell>
          <table:table-cell office:value-type="float" office:value="0.8316667">
            <text:p>0.8316667</text:p>
          </table:table-cell>
          <table:table-cell table:formula="of:=SUM([.P40:.T40])/5" office:value-type="float" office:value="0.83266658">
            <text:p>0.83266658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N=50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29545">
            <text:p>0.8629545</text:p>
          </table:table-cell>
          <table:table-cell office:value-type="float" office:value="0.8577273">
            <text:p>0.8577273</text:p>
          </table:table-cell>
          <table:table-cell office:value-type="float" office:value="0.8611364">
            <text:p>0.8611364</text:p>
          </table:table-cell>
          <table:table-cell office:value-type="float" office:value="0.8568182">
            <text:p>0.8568182</text:p>
          </table:table-cell>
          <table:table-cell office:value-type="float" office:value="0.8609091">
            <text:p>0.8609091</text:p>
          </table:table-cell>
          <table:table-cell table:formula="of:=SUM([.B42:.F42])/5" office:value-type="float" office:value="0.8599091">
            <text:p>0.8599091</text:p>
          </table:table-cell>
          <table:table-cell table:number-columns-repeated="8"/>
          <table:table-cell office:value-type="float" office:value="0.8575">
            <text:p>0.8575</text:p>
          </table:table-cell>
          <table:table-cell office:value-type="float" office:value="0.8647727">
            <text:p>0.8647727</text:p>
          </table:table-cell>
          <table:table-cell office:value-type="float" office:value="0.8570455">
            <text:p>0.8570455</text:p>
          </table:table-cell>
          <table:table-cell office:value-type="float" office:value="0.8611364">
            <text:p>0.8611364</text:p>
          </table:table-cell>
          <table:table-cell office:value-type="float" office:value="0.8609099">
            <text:p>0.8609099</text:p>
          </table:table-cell>
          <table:table-cell table:formula="of:=SUM([.P42:.T42])/5" office:value-type="float" office:value="0.8602729">
            <text:p>0.8602729</text:p>
          </table:table-cell>
          <table:table-cell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825">
            <text:p>0.825</text:p>
          </table:table-cell>
          <table:table-cell office:value-type="float" office:value="0.82">
            <text:p>0.82</text:p>
          </table:table-cell>
          <table:table-cell office:value-type="float" office:value="0.825">
            <text:p>0.825</text:p>
          </table:table-cell>
          <table:table-cell table:style-name="ce1" office:value-type="float" office:value="0.8233333">
            <text:p>0.8233333</text:p>
          </table:table-cell>
          <table:table-cell table:formula="of:=SUM([.B43:.F43])/5" office:value-type="float" office:value="0.82266666">
            <text:p>0.82266666</text:p>
          </table:table-cell>
          <table:table-cell table:number-columns-repeated="8"/>
          <table:table-cell office:value-type="float" office:value="0.8116667">
            <text:p>0.8116667</text:p>
          </table:table-cell>
          <table:table-cell office:value-type="float" office:value="0.8066667">
            <text:p>0.8066667</text:p>
          </table:table-cell>
          <table:table-cell office:value-type="float" office:value="0.8383333">
            <text:p>0.8383333</text:p>
          </table:table-cell>
          <table:table-cell office:value-type="float" office:value="0.8316667">
            <text:p>0.8316667</text:p>
          </table:table-cell>
          <table:table-cell office:value-type="float" office:value="0.815">
            <text:p>0.815</text:p>
          </table:table-cell>
          <table:table-cell table:formula="of:=SUM([.P43:.T43])/5" office:value-type="float" office:value="0.82066668">
            <text:p>0.82066668</text:p>
          </table:table-cell>
          <table:table-cell/>
        </table:table-row>
        <table:table-row table:style-name="ro1" table:number-rows-repeated="7">
          <table:table-cell table:number-columns-repeated="22"/>
        </table:table-row>
        <table:table-row table:style-name="ro1">
          <table:table-cell office:value-type="string">
            <text:p>BP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diabet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Average</text:p>
          </table:table-cell>
          <table:table-cell table:number-columns-repeated="15"/>
        </table:table-row>
        <table:table-row table:style-name="ro1">
          <table:table-cell office:value-type="string">
            <text:p>Node:10</text:p>
          </table:table-cell>
          <table:table-cell office:value-type="float" office:value="0.7267">
            <text:p>0.7267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7533">
            <text:p>0.7533</text:p>
          </table:table-cell>
          <table:table-cell office:value-type="float" office:value="0.72">
            <text:p>0.72</text:p>
          </table:table-cell>
          <table:table-cell table:formula="of:=AVERAGE([.B54];[.C54];[.D54];[.E54];[.F54])" office:value-type="float" office:value="0.74">
            <text:p>0.74</text:p>
          </table:table-cell>
          <table:table-cell table:formula="of:=STDEV([.B54];[.C54];[.D54];[.E54];[.F54])" office:value-type="float" office:value="0.0169836686260655">
            <text:p>0.0169836686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atimage</text:p>
          </table:table-cell>
          <table:table-cell table:number-columns-repeated="21"/>
        </table:table-row>
        <table:table-row table:style-name="ro1">
          <table:table-cell office:value-type="string">
            <text:p>Node:50</text:p>
          </table:table-cell>
          <table:table-cell office:value-type="float" office:value="0.509">
            <text:p>0.509</text:p>
          </table:table-cell>
          <table:table-cell office:value-type="float" office:value="0.637">
            <text:p>0.637</text:p>
          </table:table-cell>
          <table:table-cell office:value-type="float" office:value="0.581">
            <text:p>0.581</text:p>
          </table:table-cell>
          <table:table-cell office:value-type="float" office:value="0.6415">
            <text:p>0.6415</text:p>
          </table:table-cell>
          <table:table-cell office:value-type="float" office:value="0.6195">
            <text:p>0.6195</text:p>
          </table:table-cell>
          <table:table-cell table:formula="of:=AVERAGE([.B57];[.C57];[.D57];[.E57];[.F57])" office:value-type="float" office:value="0.5976">
            <text:p>0.5976</text:p>
          </table:table-cell>
          <table:table-cell table:formula="of:=STDEV([.B57];[.C57];[.D57];[.E57];[.F57])" office:value-type="float" office:value="0.0549652162735671">
            <text:p>0.0549652163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2">
          <table:table-cell office:value-type="string">
            <text:p>spambase</text:p>
          </table:table-cell>
          <table:table-cell table:number-columns-repeated="21"/>
        </table:table-row>
        <table:table-row table:style-name="ro1">
          <table:table-cell office:value-type="string">
            <text:p>Node:50</text:p>
          </table:table-cell>
          <table:table-cell office:value-type="float" office:value="0.8552">
            <text:p>0.8552</text:p>
          </table:table-cell>
          <table:table-cell office:value-type="float" office:value="0.8719">
            <text:p>0.8719</text:p>
          </table:table-cell>
          <table:table-cell office:value-type="float" office:value="0.8735">
            <text:p>0.8735</text:p>
          </table:table-cell>
          <table:table-cell office:value-type="float" office:value="0.8335">
            <text:p>0.8335</text:p>
          </table:table-cell>
          <table:table-cell office:value-type="float" office:value="0.8652">
            <text:p>0.8652</text:p>
          </table:table-cell>
          <table:table-cell table:formula="of:=AVERAGE([.B60];[.C60];[.D60];[.E60];[.F60])" office:value-type="float" office:value="0.85986">
            <text:p>0.85986</text:p>
          </table:table-cell>
          <table:table-cell table:formula="of:=STDEV([.B60];[.C60];[.D60];[.E60];[.F60])" office:value-type="float" office:value="0.0164019206192446">
            <text:p>0.0164019206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waveform</text:p>
          </table:table-cell>
          <table:table-cell table:number-columns-repeated="21"/>
        </table:table-row>
        <table:table-row table:style-name="ro1">
          <table:table-cell office:value-type="string">
            <text:p>Node:20</text:p>
          </table:table-cell>
          <table:table-cell office:value-type="float" office:value="0.7383">
            <text:p>0.7383</text:p>
          </table:table-cell>
          <table:table-cell office:value-type="float" office:value="0.7433">
            <text:p>0.7433</text:p>
          </table:table-cell>
          <table:table-cell office:value-type="float" office:value="0.7583">
            <text:p>0.7583</text:p>
          </table:table-cell>
          <table:table-cell office:value-type="float" office:value="0.7333">
            <text:p>0.7333</text:p>
          </table:table-cell>
          <table:table-cell office:value-type="float" office:value="0.7483">
            <text:p>0.7483</text:p>
          </table:table-cell>
          <table:table-cell table:formula="of:=AVERAGE([.B63];[.C63];[.D63];[.E63];[.F63])" office:value-type="float" office:value="0.7443">
            <text:p>0.7443</text:p>
          </table:table-cell>
          <table:table-cell table:formula="of:=STDEV([.B63];[.C63];[.D63];[.E63];[.F63])" office:value-type="float" office:value="0.00961769203083568">
            <text:p>0.009617692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egment</text:p>
          </table:table-cell>
          <table:table-cell table:number-columns-repeated="21"/>
        </table:table-row>
        <table:table-row table:style-name="ro1">
          <table:table-cell office:value-type="string">
            <text:p>Node:10</text:p>
          </table:table-cell>
          <table:table-cell office:value-type="float" office:value="0.6804">
            <text:p>0.6804</text:p>
          </table:table-cell>
          <table:table-cell table:number-columns-repeated="2" office:value-type="float" office:value="0.849">
            <text:p>0.849</text:p>
          </table:table-cell>
          <table:table-cell office:value-type="float" office:value="0.8235">
            <text:p>0.8235</text:p>
          </table:table-cell>
          <table:table-cell office:value-type="float" office:value="0.8412">
            <text:p>0.8412</text:p>
          </table:table-cell>
          <table:table-cell table:formula="of:=AVERAGE([.B66];[.C66];[.D66];[.E66];[.F66])" office:value-type="float" office:value="0.80862">
            <text:p>0.80862</text:p>
          </table:table-cell>
          <table:table-cell table:formula="of:=STDEV([.B66];[.C66];[.D66];[.E66];[.F66])" office:value-type="float" office:value="0.0724298419161605">
            <text:p>0.0724298419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2">
          <table:table-cell office:value-type="string">
            <text:p>landsat data</text:p>
          </table:table-cell>
          <table:table-cell table:number-columns-repeated="21"/>
        </table:table-row>
        <table:table-row table:style-name="ro1">
          <table:table-cell office:value-type="string">
            <text:p>Node:10</text:p>
          </table:table-cell>
          <table:table-cell office:value-type="float" office:value="0.886">
            <text:p>0.886</text:p>
          </table:table-cell>
          <table:table-cell office:value-type="float" office:value="0.8773">
            <text:p>0.8773</text:p>
          </table:table-cell>
          <table:table-cell office:value-type="float" office:value="0.8933">
            <text:p>0.8933</text:p>
          </table:table-cell>
          <table:table-cell office:value-type="float" office:value="0.8773">
            <text:p>0.8773</text:p>
          </table:table-cell>
          <table:table-cell office:value-type="float" office:value="0.8807">
            <text:p>0.8807</text:p>
          </table:table-cell>
          <table:table-cell table:formula="of:=AVERAGE([.B69];[.C69];[.D69];[.E69];[.F69])" office:value-type="float" office:value="0.88292">
            <text:p>0.88292</text:p>
          </table:table-cell>
          <table:table-cell table:formula="of:=STDEV([.B69];[.C69];[.D69];[.E69];[.F69])" office:value-type="float" office:value="0.00680676134442805">
            <text:p>0.0068067613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3" table:number-columns-repeated="38" table:default-cell-style-name="Default"/>
        <table:table-row table:style-name="ro1">
          <table:table-cell office:value-type="string">
            <text:p>J=9</text:p>
          </table:table-cell>
          <table:table-cell office:value-type="string">
            <text:p>N=50</text:p>
          </table:table-cell>
          <table:table-cell table:number-columns-repeated="36"/>
        </table:table-row>
        <table:table-row table:style-name="ro1">
          <table:table-cell office:value-type="string">
            <text:p>Single node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string">
            <text:p>T=5</text:p>
          </table:table-cell>
          <table:table-cell table:number-columns-repeated="5"/>
          <table:table-cell office:value-type="string">
            <text:p>T=7</text:p>
          </table:table-cell>
          <table:table-cell table:number-columns-repeated="5"/>
          <table:table-cell office:value-type="string">
            <text:p>T=9</text:p>
          </table:table-cell>
          <table:table-cell table:number-columns-repeated="5"/>
          <table:table-cell office:value-type="string">
            <text:p>T=11</text:p>
          </table:table-cell>
          <table:table-cell table:number-columns-repeated="5"/>
          <table:table-cell office:value-type="string">
            <text:p>T=13</text:p>
          </table:table-cell>
          <table:table-cell table:number-columns-repeated="6"/>
          <table:table-cell office:value-type="string">
            <text:p>T=15</text:p>
          </table:table-cell>
          <table:table-cell table:number-columns-repeated="3"/>
        </table:table-row>
        <table:table-row table:style-name="ro1">
          <table:table-cell office:value-type="string">
            <text:p>Data Siz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2"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37"/>
        </table:table-row>
        <table:table-row table:style-name="ro1">
          <table:table-cell office:value-type="float" office:value="1000">
            <text:p>1000</text:p>
          </table:table-cell>
          <table:table-cell table:number-columns-repeated="37"/>
        </table:table-row>
        <table:table-row table:style-name="ro1">
          <table:table-cell office:value-type="float" office:value="1500">
            <text:p>1500</text:p>
          </table:table-cell>
          <table:table-cell table:number-columns-repeated="37"/>
        </table:table-row>
        <table:table-row table:style-name="ro1">
          <table:table-cell office:value-type="float" office:value="2000">
            <text:p>2000</text:p>
          </table:table-cell>
          <table:table-cell table:number-columns-repeated="37"/>
        </table:table-row>
        <table:table-row table:style-name="ro1">
          <table:table-cell office:value-type="float" office:value="2500">
            <text:p>2500</text:p>
          </table:table-cell>
          <table:table-cell table:number-columns-repeated="37"/>
        </table:table-row>
        <table:table-row table:style-name="ro1">
          <table:table-cell office:value-type="float" office:value="3000">
            <text:p>3000</text:p>
          </table:table-cell>
          <table:table-cell table:number-columns-repeated="37"/>
        </table:table-row>
        <table:table-row table:style-name="ro1">
          <table:table-cell office:value-type="float" office:value="3500">
            <text:p>3500</text:p>
          </table:table-cell>
          <table:table-cell table:number-columns-repeated="37"/>
        </table:table-row>
        <table:table-row table:style-name="ro1">
          <table:table-cell office:value-type="float" office:value="4000">
            <text:p>4000</text:p>
          </table:table-cell>
          <table:table-cell table:number-columns-repeated="37"/>
        </table:table-row>
        <table:table-row table:style-name="ro1">
          <table:table-cell office:value-type="float" office:value="4500">
            <text:p>4500</text:p>
          </table:table-cell>
          <table:table-cell table:number-columns-repeated="37"/>
        </table:table-row>
        <table:table-row table:style-name="ro1">
          <table:table-cell office:value-type="float" office:value="5000">
            <text:p>5000</text:p>
          </table:table-cell>
          <table:table-cell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office:value-type="string">
            <text:p>4 nodes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string">
            <text:p>T=5</text:p>
          </table:table-cell>
          <table:table-cell table:number-columns-repeated="5"/>
          <table:table-cell office:value-type="string">
            <text:p>T=7</text:p>
          </table:table-cell>
          <table:table-cell table:number-columns-repeated="5"/>
          <table:table-cell office:value-type="string">
            <text:p>T=9</text:p>
          </table:table-cell>
          <table:table-cell table:number-columns-repeated="5"/>
          <table:table-cell office:value-type="string">
            <text:p>T=11</text:p>
          </table:table-cell>
          <table:table-cell table:number-columns-repeated="5"/>
          <table:table-cell office:value-type="string">
            <text:p>T=13</text:p>
          </table:table-cell>
          <table:table-cell table:number-columns-repeated="6"/>
          <table:table-cell office:value-type="string">
            <text:p>T=15</text:p>
          </table:table-cell>
          <table:table-cell table:number-columns-repeated="3"/>
        </table:table-row>
        <table:table-row table:style-name="ro1">
          <table:table-cell office:value-type="string">
            <text:p>Data Siz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2"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37"/>
        </table:table-row>
        <table:table-row table:style-name="ro1">
          <table:table-cell office:value-type="float" office:value="1000">
            <text:p>1000</text:p>
          </table:table-cell>
          <table:table-cell table:number-columns-repeated="37"/>
        </table:table-row>
        <table:table-row table:style-name="ro1">
          <table:table-cell office:value-type="float" office:value="1500">
            <text:p>1500</text:p>
          </table:table-cell>
          <table:table-cell table:number-columns-repeated="37"/>
        </table:table-row>
        <table:table-row table:style-name="ro1">
          <table:table-cell office:value-type="float" office:value="2000">
            <text:p>2000</text:p>
          </table:table-cell>
          <table:table-cell table:number-columns-repeated="37"/>
        </table:table-row>
        <table:table-row table:style-name="ro1">
          <table:table-cell office:value-type="float" office:value="2500">
            <text:p>2500</text:p>
          </table:table-cell>
          <table:table-cell table:number-columns-repeated="37"/>
        </table:table-row>
        <table:table-row table:style-name="ro1">
          <table:table-cell office:value-type="float" office:value="3000">
            <text:p>3000</text:p>
          </table:table-cell>
          <table:table-cell table:number-columns-repeated="37"/>
        </table:table-row>
        <table:table-row table:style-name="ro1">
          <table:table-cell office:value-type="float" office:value="3500">
            <text:p>3500</text:p>
          </table:table-cell>
          <table:table-cell table:number-columns-repeated="37"/>
        </table:table-row>
        <table:table-row table:style-name="ro1">
          <table:table-cell office:value-type="float" office:value="4000">
            <text:p>4000</text:p>
          </table:table-cell>
          <table:table-cell table:number-columns-repeated="37"/>
        </table:table-row>
        <table:table-row table:style-name="ro1">
          <table:table-cell office:value-type="float" office:value="4500">
            <text:p>4500</text:p>
          </table:table-cell>
          <table:table-cell table:number-columns-repeated="37"/>
        </table:table-row>
        <table:table-row table:style-name="ro1">
          <table:table-cell office:value-type="float" office:value="5000">
            <text:p>5000</text:p>
          </table:table-cell>
          <table:table-cell table:number-columns-repeated="3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>
            <text:p>6 nodes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string">
            <text:p>T=5</text:p>
          </table:table-cell>
          <table:table-cell table:number-columns-repeated="5"/>
          <table:table-cell office:value-type="string">
            <text:p>T=7</text:p>
          </table:table-cell>
          <table:table-cell table:number-columns-repeated="5"/>
          <table:table-cell office:value-type="string">
            <text:p>T=9</text:p>
          </table:table-cell>
          <table:table-cell table:number-columns-repeated="5"/>
          <table:table-cell office:value-type="string">
            <text:p>T=11</text:p>
          </table:table-cell>
          <table:table-cell table:number-columns-repeated="5"/>
          <table:table-cell office:value-type="string">
            <text:p>T=13</text:p>
          </table:table-cell>
          <table:table-cell table:number-columns-repeated="5"/>
          <table:table-cell office:value-type="string">
            <text:p>T=15</text:p>
          </table:table-cell>
          <table:table-cell table:number-columns-repeated="4"/>
        </table:table-row>
        <table:table-row table:style-name="ro1">
          <table:table-cell office:value-type="string">
            <text:p>Data Siz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number-columns-repeated="37"/>
        </table:table-row>
        <table:table-row table:style-name="ro1">
          <table:table-cell office:value-type="float" office:value="1000">
            <text:p>1000</text:p>
          </table:table-cell>
          <table:table-cell table:number-columns-repeated="37"/>
        </table:table-row>
        <table:table-row table:style-name="ro1">
          <table:table-cell office:value-type="float" office:value="1500">
            <text:p>1500</text:p>
          </table:table-cell>
          <table:table-cell table:number-columns-repeated="37"/>
        </table:table-row>
        <table:table-row table:style-name="ro1">
          <table:table-cell office:value-type="float" office:value="2000">
            <text:p>2000</text:p>
          </table:table-cell>
          <table:table-cell table:number-columns-repeated="37"/>
        </table:table-row>
        <table:table-row table:style-name="ro1">
          <table:table-cell office:value-type="float" office:value="2500">
            <text:p>2500</text:p>
          </table:table-cell>
          <table:table-cell table:number-columns-repeated="37"/>
        </table:table-row>
        <table:table-row table:style-name="ro1">
          <table:table-cell office:value-type="float" office:value="3000">
            <text:p>3000</text:p>
          </table:table-cell>
          <table:table-cell table:number-columns-repeated="37"/>
        </table:table-row>
        <table:table-row table:style-name="ro1">
          <table:table-cell office:value-type="float" office:value="3500">
            <text:p>3500</text:p>
          </table:table-cell>
          <table:table-cell table:number-columns-repeated="37"/>
        </table:table-row>
        <table:table-row table:style-name="ro1">
          <table:table-cell office:value-type="float" office:value="4000">
            <text:p>4000</text:p>
          </table:table-cell>
          <table:table-cell table:number-columns-repeated="37"/>
        </table:table-row>
        <table:table-row table:style-name="ro1">
          <table:table-cell office:value-type="float" office:value="4500">
            <text:p>4500</text:p>
          </table:table-cell>
          <table:table-cell table:number-columns-repeated="37"/>
        </table:table-row>
        <table:table-row table:style-name="ro1">
          <table:table-cell office:value-type="float" office:value="5000">
            <text:p>5000</text:p>
          </table:table-cell>
          <table:table-cell table:number-columns-repeated="37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>
            <text:p>8 nodes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string">
            <text:p>T=5</text:p>
          </table:table-cell>
          <table:table-cell table:number-columns-repeated="5"/>
          <table:table-cell office:value-type="string">
            <text:p>T=7</text:p>
          </table:table-cell>
          <table:table-cell table:number-columns-repeated="5"/>
          <table:table-cell office:value-type="string">
            <text:p>T=9</text:p>
          </table:table-cell>
          <table:table-cell table:number-columns-repeated="5"/>
          <table:table-cell office:value-type="string">
            <text:p>T=11</text:p>
          </table:table-cell>
          <table:table-cell table:number-columns-repeated="5"/>
          <table:table-cell office:value-type="string">
            <text:p>T=13</text:p>
          </table:table-cell>
          <table:table-cell table:number-columns-repeated="5"/>
          <table:table-cell office:value-type="string">
            <text:p>T=15</text:p>
          </table:table-cell>
          <table:table-cell table:number-columns-repeated="4"/>
        </table:table-row>
        <table:table-row table:style-name="ro1">
          <table:table-cell office:value-type="string">
            <text:p>Data Siz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Average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number-columns-repeated="37"/>
        </table:table-row>
        <table:table-row table:style-name="ro1">
          <table:table-cell office:value-type="float" office:value="1000">
            <text:p>1000</text:p>
          </table:table-cell>
          <table:table-cell table:number-columns-repeated="37"/>
        </table:table-row>
        <table:table-row table:style-name="ro1">
          <table:table-cell office:value-type="float" office:value="1500">
            <text:p>1500</text:p>
          </table:table-cell>
          <table:table-cell table:number-columns-repeated="37"/>
        </table:table-row>
        <table:table-row table:style-name="ro1">
          <table:table-cell office:value-type="float" office:value="2000">
            <text:p>2000</text:p>
          </table:table-cell>
          <table:table-cell table:number-columns-repeated="37"/>
        </table:table-row>
        <table:table-row table:style-name="ro1">
          <table:table-cell office:value-type="float" office:value="2500">
            <text:p>2500</text:p>
          </table:table-cell>
          <table:table-cell table:number-columns-repeated="37"/>
        </table:table-row>
        <table:table-row table:style-name="ro1">
          <table:table-cell office:value-type="float" office:value="3000">
            <text:p>3000</text:p>
          </table:table-cell>
          <table:table-cell table:number-columns-repeated="37"/>
        </table:table-row>
        <table:table-row table:style-name="ro1">
          <table:table-cell office:value-type="float" office:value="3500">
            <text:p>3500</text:p>
          </table:table-cell>
          <table:table-cell table:number-columns-repeated="37"/>
        </table:table-row>
        <table:table-row table:style-name="ro1">
          <table:table-cell office:value-type="float" office:value="4000">
            <text:p>4000</text:p>
          </table:table-cell>
          <table:table-cell table:number-columns-repeated="37"/>
        </table:table-row>
        <table:table-row table:style-name="ro1">
          <table:table-cell office:value-type="float" office:value="4500">
            <text:p>4500</text:p>
          </table:table-cell>
          <table:table-cell table:number-columns-repeated="37"/>
        </table:table-row>
        <table:table-row table:style-name="ro1">
          <table:table-cell office:value-type="float" office:value="5000">
            <text:p>5000</text:p>
          </table:table-cell>
          <table:table-cell table:number-columns-repeated="37"/>
        </table:table-row>
      </table:table>
      <table:table table:name="Sheet3" table:style-name="ta1" table:print="false">
        <table:table-column table:style-name="co3" table:number-columns-repeated="17" table:default-cell-style-name="Default"/>
        <table:table-row table:style-name="ro1">
          <table:table-cell office:value-type="string">
            <text:p>BP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train</text:p>
          </table:table-cell>
          <table:table-cell office:value-type="string">
            <text:p>test</text:p>
          </table:table-cell>
          <table:table-cell office:value-type="string">
            <text:p>train1</text:p>
          </table:table-cell>
          <table:table-cell office:value-type="string">
            <text:p>test1</text:p>
          </table:table-cell>
          <table:table-cell office:value-type="string">
            <text:p>train2</text:p>
          </table:table-cell>
          <table:table-cell office:value-type="string">
            <text:p>test2</text:p>
          </table:table-cell>
          <table:table-cell office:value-type="string">
            <text:p>train3</text:p>
          </table:table-cell>
          <table:table-cell office:value-type="string">
            <text:p>test3</text:p>
          </table:table-cell>
          <table:table-cell office:value-type="string">
            <text:p>train4</text:p>
          </table:table-cell>
          <table:table-cell office:value-type="string">
            <text:p>test4</text:p>
          </table:table-cell>
          <table:table-cell office:value-type="string">
            <text:p>train5</text:p>
          </table:table-cell>
          <table:table-cell office:value-type="string">
            <text:p>test5</text:p>
          </table:table-cell>
          <table:table-cell office:value-type="string">
            <text:p>mean</text:p>
          </table:table-cell>
          <table:table-cell office:value-type="string">
            <text:p>sd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page_block</text:p>
          </table:table-cell>
          <table:table-cell office:value-type="float" office:value="4500">
            <text:p>4500</text:p>
          </table:table-cell>
          <table:table-cell office:value-type="float" office:value="973">
            <text:p>973</text:p>
          </table:table-cell>
          <table:table-cell office:value-type="float" office:value="0.9147">
            <text:p>0.9147</text:p>
          </table:table-cell>
          <table:table-cell office:value-type="float" office:value="0.8983">
            <text:p>0.8983</text:p>
          </table:table-cell>
          <table:table-cell office:value-type="float" office:value="0.9138">
            <text:p>0.9138</text:p>
          </table:table-cell>
          <table:table-cell office:value-type="float" office:value="0.8952">
            <text:p>0.8952</text:p>
          </table:table-cell>
          <table:table-cell office:value-type="float" office:value="0.898">
            <text:p>0.898</text:p>
          </table:table-cell>
          <table:table-cell office:value-type="float" office:value="0.889">
            <text:p>0.889</text:p>
          </table:table-cell>
          <table:table-cell office:value-type="float" office:value="0.9169">
            <text:p>0.9169</text:p>
          </table:table-cell>
          <table:table-cell office:value-type="float" office:value="0.8921">
            <text:p>0.8921</text:p>
          </table:table-cell>
          <table:table-cell office:value-type="float" office:value="0.9367">
            <text:p>0.9367</text:p>
          </table:table-cell>
          <table:table-cell office:value-type="float" office:value="0.9147">
            <text:p>0.9147</text:p>
          </table:table-cell>
          <table:table-cell table:style-name="ce5" table:formula="of:=AVERAGE([.E3];[.G3];[.I3];[.K3];[.M3])" office:value-type="float" office:value="0.89786">
            <text:p>0.89786</text:p>
          </table:table-cell>
          <table:table-cell table:style-name="ce5" table:formula="of:=STDEV([.E3];[.G3];[.I3];[.K3];[.M3])" office:value-type="float" office:value="0.0100316000717732">
            <text:p>0.0100316001</text:p>
          </table:table-cell>
          <table:table-cell office:value-type="float" office:value="20">
            <text:p>20</text:p>
          </table:table-cell>
          <table:table-cell office:value-type="string">
            <text:p>page_blocks</text:p>
          </table:table-cell>
        </table:table-row>
        <table:table-row table:style-name="ro3">
          <table:table-cell office:value-type="string">
            <text:p>Statlog</text:p>
          </table:table-cell>
          <table:table-cell office:value-type="float" office:value="570">
            <text:p>570</text:p>
          </table:table-cell>
          <table:table-cell office:value-type="float" office:value="120">
            <text:p>120</text:p>
          </table:table-cell>
          <table:table-cell office:value-type="float" office:value="0.7298">
            <text:p>0.7298</text:p>
          </table:table-cell>
          <table:table-cell office:value-type="float" office:value="0.6333">
            <text:p>0.6333</text:p>
          </table:table-cell>
          <table:table-cell office:value-type="float" office:value="0.6632">
            <text:p>0.6632</text:p>
          </table:table-cell>
          <table:table-cell office:value-type="float" office:value="0.6583">
            <text:p>0.6583</text:p>
          </table:table-cell>
          <table:table-cell office:value-type="float" office:value="0.7123">
            <text:p>0.7123</text:p>
          </table:table-cell>
          <table:table-cell office:value-type="float" office:value="0.6083">
            <text:p>0.6083</text:p>
          </table:table-cell>
          <table:table-cell office:value-type="float" office:value="0.6491">
            <text:p>0.6491</text:p>
          </table:table-cell>
          <table:table-cell office:value-type="float" office:value="0.625">
            <text:p>0.625</text:p>
          </table:table-cell>
          <table:table-cell office:value-type="float" office:value="0.7018">
            <text:p>0.7018</text:p>
          </table:table-cell>
          <table:table-cell office:value-type="float" office:value="0.65">
            <text:p>0.65</text:p>
          </table:table-cell>
          <table:table-cell table:style-name="ce5" table:formula="of:=AVERAGE([.E4];[.G4];[.I4];[.K4];[.M4])" office:value-type="float" office:value="0.63498">
            <text:p>0.63498</text:p>
          </table:table-cell>
          <table:table-cell table:style-name="ce5" table:formula="of:=STDEV([.E4];[.G4];[.I4];[.K4];[.M4])" office:value-type="float" office:value="0.0198976631793786">
            <text:p>0.0198976632</text:p>
          </table:table-cell>
          <table:table-cell office:value-type="float" office:value="20">
            <text:p>20</text:p>
          </table:table-cell>
          <table:table-cell office:value-type="string">
            <text:p>Statlog</text:p>
          </table:table-cell>
        </table:table-row>
        <table:table-row table:style-name="ro1">
          <table:table-cell office:value-type="string">
            <text:p>digit</text:p>
          </table:table-cell>
          <table:table-cell office:value-type="float" office:value="3823">
            <text:p>3823</text:p>
          </table:table-cell>
          <table:table-cell office:value-type="float" office:value="1797">
            <text:p>1797</text:p>
          </table:table-cell>
          <table:table-cell table:style-name="ce3" office:value-type="float" office:value="0.8172">
            <text:p>0.8172</text:p>
          </table:table-cell>
          <table:table-cell table:style-name="ce3" office:value-type="float" office:value="0.4012">
            <text:p>0.4012</text:p>
          </table:table-cell>
          <table:table-cell office:value-type="float" office:value="0.8245">
            <text:p>0.8245</text:p>
          </table:table-cell>
          <table:table-cell office:value-type="float" office:value="0.4168">
            <text:p>0.4168</text:p>
          </table:table-cell>
          <table:table-cell table:style-name="ce3" office:value-type="float" office:value="0.8211">
            <text:p>0.8211</text:p>
          </table:table-cell>
          <table:table-cell office:value-type="float" office:value="0.3734">
            <text:p>0.3734</text:p>
          </table:table-cell>
          <table:table-cell office:value-type="float" office:value="0.8193">
            <text:p>0.8193</text:p>
          </table:table-cell>
          <table:table-cell office:value-type="float" office:value="0.3845">
            <text:p>0.3845</text:p>
          </table:table-cell>
          <table:table-cell office:value-type="float" office:value="0.824">
            <text:p>0.824</text:p>
          </table:table-cell>
          <table:table-cell office:value-type="float" office:value="0.4224">
            <text:p>0.4224</text:p>
          </table:table-cell>
          <table:table-cell table:style-name="ce5" table:formula="of:=AVERAGE([.E5];[.G5];[.I5];[.K5];[.M5])" office:value-type="float" office:value="0.39966">
            <text:p>0.39966</text:p>
          </table:table-cell>
          <table:table-cell table:style-name="ce5" table:formula="of:=STDEV([.E5];[.G5];[.I5];[.K5];[.M5])" office:value-type="float" office:value="0.0208126884375854">
            <text:p>0.0208126884</text:p>
          </table:table-cell>
          <table:table-cell office:value-type="float" office:value="200">
            <text:p>200</text:p>
          </table:table-cell>
          <table:table-cell office:value-type="string">
            <text:p>digit</text:p>
          </table:table-cell>
        </table:table-row>
        <table:table-row table:style-name="ro1">
          <table:table-cell office:value-type="string">
            <text:p>magic4</text:p>
          </table:table-cell>
          <table:table-cell office:value-type="float" office:value="15000">
            <text:p>15000</text:p>
          </table:table-cell>
          <table:table-cell office:value-type="float" office:value="4020">
            <text:p>4020</text:p>
          </table:table-cell>
          <table:table-cell office:value-type="float" office:value="0.8771">
            <text:p>0.8771</text:p>
          </table:table-cell>
          <table:table-cell office:value-type="float" office:value="0.8669">
            <text:p>0.8669</text:p>
          </table:table-cell>
          <table:table-cell office:value-type="float" office:value="0.8775">
            <text:p>0.8775</text:p>
          </table:table-cell>
          <table:table-cell office:value-type="float" office:value="0.8672">
            <text:p>0.8672</text:p>
          </table:table-cell>
          <table:table-cell office:value-type="float" office:value="0.8799">
            <text:p>0.8799</text:p>
          </table:table-cell>
          <table:table-cell office:value-type="float" office:value="0.8764">
            <text:p>0.8764</text:p>
          </table:table-cell>
          <table:table-cell office:value-type="float" office:value="0.8794">
            <text:p>0.8794</text:p>
          </table:table-cell>
          <table:table-cell office:value-type="float" office:value="0.8659">
            <text:p>0.8659</text:p>
          </table:table-cell>
          <table:table-cell office:value-type="float" office:value="0.8753">
            <text:p>0.8753</text:p>
          </table:table-cell>
          <table:table-cell office:value-type="float" office:value="0.8694">
            <text:p>0.8694</text:p>
          </table:table-cell>
          <table:table-cell table:style-name="ce5" table:formula="of:=AVERAGE([.E6];[.G6];[.I6];[.K6];[.M6])" office:value-type="float" office:value="0.86916">
            <text:p>0.86916</text:p>
          </table:table-cell>
          <table:table-cell table:style-name="ce5" table:formula="of:=STDEV([.E6];[.G6];[.I6];[.K6];[.M6])" office:value-type="float" office:value="0.00424417247528893">
            <text:p>0.0042441725</text:p>
          </table:table-cell>
          <table:table-cell office:value-type="float" office:value="200">
            <text:p>200</text:p>
          </table:table-cell>
          <table:table-cell office:value-type="string">
            <text:p>magic4</text:p>
          </table:table-cell>
        </table:table-row>
        <table:table-row table:style-name="ro1">
          <table:table-cell office:value-type="string">
            <text:p>satlog2</text:p>
          </table:table-cell>
          <table:table-cell office:value-type="float" office:value="4435">
            <text:p>4435</text:p>
          </table:table-cell>
          <table:table-cell office:value-type="float" office:value="2000">
            <text:p>2000</text:p>
          </table:table-cell>
          <table:table-cell office:value-type="float" office:value="0.6232">
            <text:p>0.6232</text:p>
          </table:table-cell>
          <table:table-cell office:value-type="float" office:value="0.5095">
            <text:p>0.5095</text:p>
          </table:table-cell>
          <table:table-cell office:value-type="float" office:value="0.7342">
            <text:p>0.7342</text:p>
          </table:table-cell>
          <table:table-cell office:value-type="float" office:value="0.552">
            <text:p>0.552</text:p>
          </table:table-cell>
          <table:table-cell office:value-type="float" office:value="0.6196">
            <text:p>0.6196</text:p>
          </table:table-cell>
          <table:table-cell office:value-type="float" office:value="0.5275">
            <text:p>0.5275</text:p>
          </table:table-cell>
          <table:table-cell office:value-type="float" office:value="0.7012">
            <text:p>0.7012</text:p>
          </table:table-cell>
          <table:table-cell office:value-type="float" office:value="0.6735">
            <text:p>0.6735</text:p>
          </table:table-cell>
          <table:table-cell office:value-type="float" office:value="0.77">
            <text:p>0.77</text:p>
          </table:table-cell>
          <table:table-cell office:value-type="float" office:value="0.3905">
            <text:p>0.3905</text:p>
          </table:table-cell>
          <table:table-cell table:style-name="ce5" table:formula="of:=AVERAGE([.E7];[.G7];[.I7];[.K7];[.M7])" office:value-type="float" office:value="0.5306">
            <text:p>0.5306</text:p>
          </table:table-cell>
          <table:table-cell table:style-name="ce5" table:formula="of:=STDEV([.E7];[.G7];[.I7];[.K7];[.M7])" office:value-type="float" office:value="0.101194367432185">
            <text:p>0.1011943674</text:p>
          </table:table-cell>
          <table:table-cell office:value-type="float" office:value="60">
            <text:p>60</text:p>
          </table:table-cell>
          <table:table-cell office:value-type="string">
            <text:p>satlog2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V-ELM</text:p>
          </table:table-cell>
          <table:table-cell table:number-columns-repeated="16"/>
        </table:table-row>
        <table:table-row table:style-name="ro1">
          <table:table-cell office:value-type="string">
            <text:p>page_blocks</text:p>
          </table:table-cell>
          <table:table-cell office:value-type="float" office:value="4500">
            <text:p>4500</text:p>
          </table:table-cell>
          <table:table-cell office:value-type="float" office:value="973">
            <text:p>973</text:p>
          </table:table-cell>
          <table:table-cell office:value-type="float" office:value="0.9431">
            <text:p>0.9431</text:p>
          </table:table-cell>
          <table:table-cell office:value-type="float" office:value="0.9466">
            <text:p>0.9466</text:p>
          </table:table-cell>
          <table:table-cell office:value-type="float" office:value="0.9438">
            <text:p>0.9438</text:p>
          </table:table-cell>
          <table:table-cell office:value-type="float" office:value="0.9527">
            <text:p>0.9527</text:p>
          </table:table-cell>
          <table:table-cell office:value-type="float" office:value="0.9447">
            <text:p>0.9447</text:p>
          </table:table-cell>
          <table:table-cell office:value-type="float" office:value="0.9538">
            <text:p>0.9538</text:p>
          </table:table-cell>
          <table:table-cell office:value-type="float" office:value="0.9467">
            <text:p>0.9467</text:p>
          </table:table-cell>
          <table:table-cell office:value-type="float" office:value="0.9548">
            <text:p>0.9548</text:p>
          </table:table-cell>
          <table:table-cell office:value-type="float" office:value="0.9464">
            <text:p>0.9464</text:p>
          </table:table-cell>
          <table:table-cell office:value-type="float" office:value="0.9538">
            <text:p>0.9538</text:p>
          </table:table-cell>
          <table:table-cell table:style-name="ce5" table:formula="of:=AVERAGE([.E13];[.G13];[.I13];[.K13];[.M13])" office:value-type="float" office:value="0.95234">
            <text:p>0.95234</text:p>
          </table:table-cell>
          <table:table-cell table:style-name="ce5" table:formula="of:=STDEV([.E13];[.G13];[.I13];[.K13];[.M13])" office:value-type="float" office:value="0.00329363021603826">
            <text:p>0.0032936302</text:p>
          </table:table-cell>
          <table:table-cell office:value-type="float" office:value="20">
            <text:p>20</text:p>
          </table:table-cell>
          <table:table-cell office:value-type="string">
            <text:p>page_blocks</text:p>
          </table:table-cell>
        </table:table-row>
        <table:table-row table:style-name="ro3">
          <table:table-cell office:value-type="string">
            <text:p>Statlog</text:p>
          </table:table-cell>
          <table:table-cell office:value-type="float" office:value="570">
            <text:p>570</text:p>
          </table:table-cell>
          <table:table-cell office:value-type="float" office:value="120">
            <text:p>120</text:p>
          </table:table-cell>
          <table:table-cell office:value-type="float" office:value="0.6877">
            <text:p>0.6877</text:p>
          </table:table-cell>
          <table:table-cell office:value-type="float" office:value="0.6583">
            <text:p>0.6583</text:p>
          </table:table-cell>
          <table:table-cell office:value-type="float" office:value="0.6807">
            <text:p>0.6807</text:p>
          </table:table-cell>
          <table:table-cell office:value-type="float" office:value="0.6667">
            <text:p>0.6667</text:p>
          </table:table-cell>
          <table:table-cell office:value-type="float" office:value="0.6789">
            <text:p>0.6789</text:p>
          </table:table-cell>
          <table:table-cell office:value-type="float" office:value="0.6917">
            <text:p>0.6917</text:p>
          </table:table-cell>
          <table:table-cell office:value-type="float" office:value="0.6807">
            <text:p>0.6807</text:p>
          </table:table-cell>
          <table:table-cell office:value-type="float" office:value="0.6167">
            <text:p>0.6167</text:p>
          </table:table-cell>
          <table:table-cell office:value-type="float" office:value="0.6544">
            <text:p>0.6544</text:p>
          </table:table-cell>
          <table:table-cell office:value-type="float" office:value="0.675">
            <text:p>0.675</text:p>
          </table:table-cell>
          <table:table-cell table:style-name="ce5" table:formula="of:=AVERAGE([.E14];[.G14];[.I14];[.K14];[.M14])" office:value-type="float" office:value="0.66168">
            <text:p>0.66168</text:p>
          </table:table-cell>
          <table:table-cell table:style-name="ce5" table:formula="of:=STDEV([.E14];[.G14];[.I14];[.K14];[.M14])" office:value-type="float" office:value="0.0280109264395164">
            <text:p>0.0280109264</text:p>
          </table:table-cell>
          <table:table-cell office:value-type="float" office:value="20">
            <text:p>20</text:p>
          </table:table-cell>
          <table:table-cell office:value-type="string">
            <text:p>Statlog</text:p>
          </table:table-cell>
        </table:table-row>
        <table:table-row table:style-name="ro1">
          <table:table-cell office:value-type="string">
            <text:p>digit</text:p>
          </table:table-cell>
          <table:table-cell office:value-type="float" office:value="3823">
            <text:p>3823</text:p>
          </table:table-cell>
          <table:table-cell office:value-type="float" office:value="1797">
            <text:p>1797</text:p>
          </table:table-cell>
          <table:table-cell office:value-type="float" office:value="0.9304">
            <text:p>0.9304</text:p>
          </table:table-cell>
          <table:table-cell office:value-type="float" office:value="0.8937">
            <text:p>0.8937</text:p>
          </table:table-cell>
          <table:table-cell office:value-type="float" office:value="0.9247">
            <text:p>0.9247</text:p>
          </table:table-cell>
          <table:table-cell office:value-type="float" office:value="0.8843">
            <text:p>0.8843</text:p>
          </table:table-cell>
          <table:table-cell office:value-type="float" office:value="0.9244">
            <text:p>0.9244</text:p>
          </table:table-cell>
          <table:table-cell office:value-type="float" office:value="0.8837">
            <text:p>0.8837</text:p>
          </table:table-cell>
          <table:table-cell office:value-type="float" office:value="0.9187">
            <text:p>0.9187</text:p>
          </table:table-cell>
          <table:table-cell office:value-type="float" office:value="0.8959">
            <text:p>0.8959</text:p>
          </table:table-cell>
          <table:table-cell office:value-type="float" office:value="0.9132">
            <text:p>0.9132</text:p>
          </table:table-cell>
          <table:table-cell office:value-type="float" office:value="0.8926">
            <text:p>0.8926</text:p>
          </table:table-cell>
          <table:table-cell table:style-name="ce5" table:formula="of:=AVERAGE([.E15];[.G15];[.I15];[.K15];[.M15])" office:value-type="float" office:value="0.89004">
            <text:p>0.89004</text:p>
          </table:table-cell>
          <table:table-cell table:style-name="ce5" table:formula="of:=STDEV([.E15];[.G15];[.I15];[.K15];[.M15])" office:value-type="float" office:value="0.00564428914921976">
            <text:p>0.0056442891</text:p>
          </table:table-cell>
          <table:table-cell office:value-type="float" office:value="200">
            <text:p>200</text:p>
          </table:table-cell>
          <table:table-cell office:value-type="string">
            <text:p>digit</text:p>
          </table:table-cell>
        </table:table-row>
        <table:table-row table:style-name="ro1">
          <table:table-cell office:value-type="string">
            <text:p>magic4</text:p>
          </table:table-cell>
          <table:table-cell office:value-type="float" office:value="15000">
            <text:p>15000</text:p>
          </table:table-cell>
          <table:table-cell office:value-type="float" office:value="4020">
            <text:p>4020</text:p>
          </table:table-cell>
          <table:table-cell office:value-type="float" office:value="0.8653">
            <text:p>0.8653</text:p>
          </table:table-cell>
          <table:table-cell office:value-type="float" office:value="0.8632">
            <text:p>0.8632</text:p>
          </table:table-cell>
          <table:table-cell office:value-type="float" office:value="0.8658">
            <text:p>0.8658</text:p>
          </table:table-cell>
          <table:table-cell office:value-type="float" office:value="0.8634">
            <text:p>0.8634</text:p>
          </table:table-cell>
          <table:table-cell office:value-type="float" office:value="0.8662">
            <text:p>0.8662</text:p>
          </table:table-cell>
          <table:table-cell office:value-type="float" office:value="0.8612">
            <text:p>0.8612</text:p>
          </table:table-cell>
          <table:table-cell office:value-type="float" office:value="0.8657">
            <text:p>0.8657</text:p>
          </table:table-cell>
          <table:table-cell office:value-type="float" office:value="0.8639">
            <text:p>0.8639</text:p>
          </table:table-cell>
          <table:table-cell office:value-type="float" office:value="0.8654">
            <text:p>0.8654</text:p>
          </table:table-cell>
          <table:table-cell office:value-type="float" office:value="0.8672">
            <text:p>0.8672</text:p>
          </table:table-cell>
          <table:table-cell table:style-name="ce5" table:formula="of:=AVERAGE([.E16];[.G16];[.I16];[.K16];[.M16])" office:value-type="float" office:value="0.86378">
            <text:p>0.86378</text:p>
          </table:table-cell>
          <table:table-cell table:style-name="ce5" table:formula="of:=STDEV([.E16];[.G16];[.I16];[.K16];[.M16])" office:value-type="float" office:value="0.00217071416819442">
            <text:p>0.0021707142</text:p>
          </table:table-cell>
          <table:table-cell office:value-type="float" office:value="200">
            <text:p>200</text:p>
          </table:table-cell>
          <table:table-cell office:value-type="string">
            <text:p>magic4</text:p>
          </table:table-cell>
        </table:table-row>
        <table:table-row table:style-name="ro1">
          <table:table-cell office:value-type="string">
            <text:p>satlog2</text:p>
          </table:table-cell>
          <table:table-cell office:value-type="float" office:value="4435">
            <text:p>4435</text:p>
          </table:table-cell>
          <table:table-cell office:value-type="float" office:value="2000">
            <text:p>2000</text:p>
          </table:table-cell>
          <table:table-cell office:value-type="float" office:value="0.8717">
            <text:p>0.8717</text:p>
          </table:table-cell>
          <table:table-cell office:value-type="float" office:value="0.8505">
            <text:p>0.8505</text:p>
          </table:table-cell>
          <table:table-cell office:value-type="float" office:value="0.8685">
            <text:p>0.8685</text:p>
          </table:table-cell>
          <table:table-cell office:value-type="float" office:value="0.837">
            <text:p>0.837</text:p>
          </table:table-cell>
          <table:table-cell office:value-type="float" office:value="0.8744">
            <text:p>0.8744</text:p>
          </table:table-cell>
          <table:table-cell office:value-type="float" office:value="0.8445">
            <text:p>0.8445</text:p>
          </table:table-cell>
          <table:table-cell office:value-type="float" office:value="0.8692">
            <text:p>0.8692</text:p>
          </table:table-cell>
          <table:table-cell office:value-type="float" office:value="0.8365">
            <text:p>0.8365</text:p>
          </table:table-cell>
          <table:table-cell office:value-type="float" office:value="0.8744">
            <text:p>0.8744</text:p>
          </table:table-cell>
          <table:table-cell office:value-type="float" office:value="0.842">
            <text:p>0.842</text:p>
          </table:table-cell>
          <table:table-cell table:style-name="ce5" table:formula="of:=AVERAGE([.E17];[.G17];[.I17];[.K17];[.M17])" office:value-type="float" office:value="0.8421">
            <text:p>0.8421</text:p>
          </table:table-cell>
          <table:table-cell table:style-name="ce5" table:formula="of:=STDEV([.E17];[.G17];[.I17];[.K17];[.M17])" office:value-type="float" office:value="0.00578143580782492">
            <text:p>0.0057814358</text:p>
          </table:table-cell>
          <table:table-cell office:value-type="float" office:value="60">
            <text:p>60</text:p>
          </table:table-cell>
          <table:table-cell office:value-type="string">
            <text:p>satlog2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ELM</text:p>
          </table:table-cell>
          <table:table-cell table:number-columns-repeated="16"/>
        </table:table-row>
        <table:table-row table:style-name="ro1">
          <table:table-cell office:value-type="string">
            <text:p>page_blocks</text:p>
          </table:table-cell>
          <table:table-cell office:value-type="float" office:value="4500">
            <text:p>4500</text:p>
          </table:table-cell>
          <table:table-cell office:value-type="float" office:value="973">
            <text:p>973</text:p>
          </table:table-cell>
          <table:table-cell office:value-type="float" office:value="0.9398">
            <text:p>0.9398</text:p>
          </table:table-cell>
          <table:table-cell office:value-type="float" office:value="0.9466">
            <text:p>0.9466</text:p>
          </table:table-cell>
          <table:table-cell office:value-type="float" office:value="0.9404">
            <text:p>0.9404</text:p>
          </table:table-cell>
          <table:table-cell office:value-type="float" office:value="0.9486">
            <text:p>0.9486</text:p>
          </table:table-cell>
          <table:table-cell office:value-type="float" office:value="0.9447">
            <text:p>0.9447</text:p>
          </table:table-cell>
          <table:table-cell office:value-type="float" office:value="0.9517">
            <text:p>0.9517</text:p>
          </table:table-cell>
          <table:table-cell office:value-type="float" office:value="0.94">
            <text:p>0.94</text:p>
          </table:table-cell>
          <table:table-cell office:value-type="float" office:value="0.9476">
            <text:p>0.9476</text:p>
          </table:table-cell>
          <table:table-cell office:value-type="float" office:value="0.9433">
            <text:p>0.9433</text:p>
          </table:table-cell>
          <table:table-cell office:value-type="float" office:value="0.9527">
            <text:p>0.9527</text:p>
          </table:table-cell>
          <table:table-cell table:style-name="ce5" table:formula="of:=AVERAGE([.E22];[.G22];[.I22];[.K22];[.M22])" office:value-type="float" office:value="0.94944">
            <text:p>0.94944</text:p>
          </table:table-cell>
          <table:table-cell table:style-name="ce5" table:formula="of:=STDEV([.E22];[.G22];[.I22];[.K22];[.M22])" office:value-type="float" office:value="0.00264064386087938">
            <text:p>0.0026406439</text:p>
          </table:table-cell>
          <table:table-cell office:value-type="float" office:value="20">
            <text:p>20</text:p>
          </table:table-cell>
          <table:table-cell office:value-type="string">
            <text:p>page_blocks</text:p>
          </table:table-cell>
        </table:table-row>
        <table:table-row table:style-name="ro3">
          <table:table-cell office:value-type="string">
            <text:p>Statlog</text:p>
          </table:table-cell>
          <table:table-cell office:value-type="float" office:value="570">
            <text:p>570</text:p>
          </table:table-cell>
          <table:table-cell office:value-type="float" office:value="120">
            <text:p>120</text:p>
          </table:table-cell>
          <table:table-cell office:value-type="float" office:value="0.6719">
            <text:p>0.6719</text:p>
          </table:table-cell>
          <table:table-cell office:value-type="float" office:value="0.6167">
            <text:p>0.6167</text:p>
          </table:table-cell>
          <table:table-cell office:value-type="float" office:value="0.6754">
            <text:p>0.6754</text:p>
          </table:table-cell>
          <table:table-cell office:value-type="float" office:value="0.65">
            <text:p>0.65</text:p>
          </table:table-cell>
          <table:table-cell office:value-type="float" office:value="0.6754">
            <text:p>0.6754</text:p>
          </table:table-cell>
          <table:table-cell office:value-type="float" office:value="0.6417">
            <text:p>0.6417</text:p>
          </table:table-cell>
          <table:table-cell office:value-type="float" office:value="0.6632">
            <text:p>0.6632</text:p>
          </table:table-cell>
          <table:table-cell office:value-type="float" office:value="0.65">
            <text:p>0.65</text:p>
          </table:table-cell>
          <table:table-cell office:value-type="float" office:value="0.6737">
            <text:p>0.6737</text:p>
          </table:table-cell>
          <table:table-cell office:value-type="float" office:value="0.6667">
            <text:p>0.6667</text:p>
          </table:table-cell>
          <table:table-cell table:style-name="ce5" table:formula="of:=AVERAGE([.E23];[.G23];[.I23];[.K23];[.M23])" office:value-type="float" office:value="0.64502">
            <text:p>0.64502</text:p>
          </table:table-cell>
          <table:table-cell table:style-name="ce5" table:formula="of:=STDEV([.E23];[.G23];[.I23];[.K23];[.M23])" office:value-type="float" office:value="0.0182528627891627">
            <text:p>0.0182528628</text:p>
          </table:table-cell>
          <table:table-cell office:value-type="float" office:value="20">
            <text:p>20</text:p>
          </table:table-cell>
          <table:table-cell office:value-type="string">
            <text:p>Statlog</text:p>
          </table:table-cell>
        </table:table-row>
        <table:table-row table:style-name="ro1">
          <table:table-cell office:value-type="string">
            <text:p>digit</text:p>
          </table:table-cell>
          <table:table-cell office:value-type="float" office:value="3823">
            <text:p>3823</text:p>
          </table:table-cell>
          <table:table-cell office:value-type="float" office:value="1797">
            <text:p>1797</text:p>
          </table:table-cell>
          <table:table-cell office:value-type="float" office:value="0.8778">
            <text:p>0.8778</text:p>
          </table:table-cell>
          <table:table-cell office:value-type="float" office:value="0.8314">
            <text:p>0.8314</text:p>
          </table:table-cell>
          <table:table-cell office:value-type="float" office:value="0.8569">
            <text:p>0.8569</text:p>
          </table:table-cell>
          <table:table-cell office:value-type="float" office:value="0.8258">
            <text:p>0.8258</text:p>
          </table:table-cell>
          <table:table-cell office:value-type="float" office:value="0.8758">
            <text:p>0.8758</text:p>
          </table:table-cell>
          <table:table-cell office:value-type="float" office:value="0.8536">
            <text:p>0.8536</text:p>
          </table:table-cell>
          <table:table-cell office:value-type="float" office:value="0.8637">
            <text:p>0.8637</text:p>
          </table:table-cell>
          <table:table-cell office:value-type="float" office:value="0.8425">
            <text:p>0.8425</text:p>
          </table:table-cell>
          <table:table-cell office:value-type="float" office:value="0.8789">
            <text:p>0.8789</text:p>
          </table:table-cell>
          <table:table-cell office:value-type="float" office:value="0.8319">
            <text:p>0.8319</text:p>
          </table:table-cell>
          <table:table-cell table:style-name="ce5" table:formula="of:=AVERAGE([.E24];[.G24];[.I24];[.K24];[.M24])" office:value-type="float" office:value="0.83704">
            <text:p>0.83704</text:p>
          </table:table-cell>
          <table:table-cell table:style-name="ce5" table:formula="of:=STDEV([.E24];[.G24];[.K24];[.I24];[.M24])" office:value-type="float" office:value="0.0110522848316536">
            <text:p>0.0110522848</text:p>
          </table:table-cell>
          <table:table-cell office:value-type="float" office:value="200">
            <text:p>200</text:p>
          </table:table-cell>
          <table:table-cell office:value-type="string">
            <text:p>digit</text:p>
          </table:table-cell>
        </table:table-row>
        <table:table-row table:style-name="ro1">
          <table:table-cell office:value-type="string">
            <text:p>magic4</text:p>
          </table:table-cell>
          <table:table-cell office:value-type="float" office:value="15000">
            <text:p>15000</text:p>
          </table:table-cell>
          <table:table-cell office:value-type="float" office:value="4020">
            <text:p>4020</text:p>
          </table:table-cell>
          <table:table-cell office:value-type="float" office:value="0.8641">
            <text:p>0.8641</text:p>
          </table:table-cell>
          <table:table-cell office:value-type="float" office:value="0.8832">
            <text:p>0.8832</text:p>
          </table:table-cell>
          <table:table-cell office:value-type="float" office:value="0.8851">
            <text:p>0.8851</text:p>
          </table:table-cell>
          <table:table-cell office:value-type="float" office:value="0.8544">
            <text:p>0.8544</text:p>
          </table:table-cell>
          <table:table-cell office:value-type="float" office:value="0.8641">
            <text:p>0.8641</text:p>
          </table:table-cell>
          <table:table-cell office:value-type="float" office:value="0.8532">
            <text:p>0.8532</text:p>
          </table:table-cell>
          <table:table-cell office:value-type="float" office:value="0.8663">
            <text:p>0.8663</text:p>
          </table:table-cell>
          <table:table-cell office:value-type="float" office:value="0.8744">
            <text:p>0.8744</text:p>
          </table:table-cell>
          <table:table-cell office:value-type="float" office:value="0.8643">
            <text:p>0.8643</text:p>
          </table:table-cell>
          <table:table-cell office:value-type="float" office:value="0.8547">
            <text:p>0.8547</text:p>
          </table:table-cell>
          <table:table-cell table:style-name="ce5" table:formula="of:=AVERAGE([.E25];[.G25];[.I25];[.K25];[.M25])" office:value-type="float" office:value="0.86398">
            <text:p>0.86398</text:p>
          </table:table-cell>
          <table:table-cell table:style-name="ce5" table:formula="of:=STDEV([.E25];[.G25];[.I25];[.K25];[.M25])" office:value-type="float" office:value="0.0138932357642128">
            <text:p>0.0138932358</text:p>
          </table:table-cell>
          <table:table-cell office:value-type="float" office:value="200">
            <text:p>200</text:p>
          </table:table-cell>
          <table:table-cell office:value-type="string">
            <text:p>magic4</text:p>
          </table:table-cell>
        </table:table-row>
        <table:table-row table:style-name="ro1">
          <table:table-cell office:value-type="string">
            <text:p>satlog2</text:p>
          </table:table-cell>
          <table:table-cell office:value-type="float" office:value="4435">
            <text:p>4435</text:p>
          </table:table-cell>
          <table:table-cell office:value-type="float" office:value="2000">
            <text:p>2000</text:p>
          </table:table-cell>
          <table:table-cell office:value-type="float" office:value="0.8694">
            <text:p>0.8694</text:p>
          </table:table-cell>
          <table:table-cell office:value-type="float" office:value="0.835">
            <text:p>0.835</text:p>
          </table:table-cell>
          <table:table-cell office:value-type="float" office:value="0.8764">
            <text:p>0.8764</text:p>
          </table:table-cell>
          <table:table-cell office:value-type="float" office:value="0.8445">
            <text:p>0.8445</text:p>
          </table:table-cell>
          <table:table-cell office:value-type="float" office:value="0.8667">
            <text:p>0.8667</text:p>
          </table:table-cell>
          <table:table-cell office:value-type="float" office:value="0.847">
            <text:p>0.847</text:p>
          </table:table-cell>
          <table:table-cell office:value-type="float" office:value="0.8753">
            <text:p>0.8753</text:p>
          </table:table-cell>
          <table:table-cell office:value-type="float" office:value="0.8445">
            <text:p>0.8445</text:p>
          </table:table-cell>
          <table:table-cell office:value-type="float" office:value="0.8622">
            <text:p>0.8622</text:p>
          </table:table-cell>
          <table:table-cell office:value-type="float" office:value="0.836">
            <text:p>0.836</text:p>
          </table:table-cell>
          <table:table-cell table:style-name="ce5" table:formula="of:=AVERAGE([.E26];[.G26];[.I26];[.K26];[.M26])" office:value-type="float" office:value="0.8414">
            <text:p>0.8414</text:p>
          </table:table-cell>
          <table:table-cell table:style-name="ce5" table:formula="of:=STDEV([.E26];[.G26];[.I26];[.K26];[.M26])" office:value-type="float" office:value="0.00549317758678893">
            <text:p>0.0054931776</text:p>
          </table:table-cell>
          <table:table-cell office:value-type="float" office:value="60">
            <text:p>60</text:p>
          </table:table-cell>
          <table:table-cell office:value-type="string">
            <text:p>satlog2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EC-ELM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page_blocks</text:p>
          </table:table-cell>
          <table:table-cell office:value-type="float" office:value="4500">
            <text:p>4500</text:p>
          </table:table-cell>
          <table:table-cell office:value-type="float" office:value="973">
            <text:p>973</text:p>
          </table:table-cell>
          <table:table-cell table:number-columns-repeated="12"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tatlog</text:p>
          </table:table-cell>
          <table:table-cell office:value-type="float" office:value="570">
            <text:p>570</text:p>
          </table:table-cell>
          <table:table-cell office:value-type="float" office:value="120">
            <text:p>120</text:p>
          </table:table-cell>
          <table:table-cell office:value-type="float" office:value="0.7017543">
            <text:p>0.7017543</text:p>
          </table:table-cell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table:style-name="ce4" office:value-type="float" office:value="0.675">
            <text:p>0.675</text:p>
          </table:table-cell>
          <table:table-cell office:value-type="float" office:value="0.7035088">
            <text:p>0.7035088</text:p>
          </table:table-cell>
          <table:table-cell office:value-type="float" office:value="0.675">
            <text:p>0.675</text:p>
          </table:table-cell>
          <table:table-cell office:value-type="float" office:value="0.696491">
            <text:p>0.696491</text:p>
          </table:table-cell>
          <table:table-cell office:value-type="float" office:value="0.675">
            <text:p>0.675</text:p>
          </table:table-cell>
          <table:table-cell office:value-type="float" office:value="0.6912281">
            <text:p>0.6912281</text:p>
          </table:table-cell>
          <table:table-cell office:value-type="float" office:value="0.6666667">
            <text:p>0.6666667</text:p>
          </table:table-cell>
          <table:table-cell table:formula="of:=AVERAGE([.E32];[.G32];[.I32];[.K32];[.M32])" office:value-type="float" office:value="0.66833334">
            <text:p>0.66833334</text:p>
          </table:table-cell>
          <table:table-cell table:style-name="ce1" table:formula="of:=STDEV([.E32];[.G32];[.I32];[.K32];[.M32])" office:value-type="float" office:value="0.0108653360637396">
            <text:p>0.0108653361</text:p>
          </table:table-cell>
          <table:table-cell office:value-type="float" office:value="20">
            <text:p>20</text:p>
          </table:table-cell>
          <table:table-cell office:value-type="string">
            <text:p>NN=200</text:p>
          </table:table-cell>
        </table:table-row>
        <table:table-row table:style-name="ro1">
          <table:table-cell office:value-type="string">
            <text:p>digit</text:p>
          </table:table-cell>
          <table:table-cell office:value-type="float" office:value="3823">
            <text:p>3823</text:p>
          </table:table-cell>
          <table:table-cell office:value-type="float" office:value="1797">
            <text:p>1797</text:p>
          </table:table-cell>
          <table:table-cell office:value-type="float" office:value="0.982736">
            <text:p>0.982736</text:p>
          </table:table-cell>
          <table:table-cell office:value-type="float" office:value="0.900946">
            <text:p>0.900946</text:p>
          </table:table-cell>
          <table:table-cell table:style-name="ce4" office:value-type="float" office:value="0.98012032">
            <text:p>0.98012032</text:p>
          </table:table-cell>
          <table:table-cell office:value-type="float" office:value="0.8970506">
            <text:p>0.8970506</text:p>
          </table:table-cell>
          <table:table-cell office:value-type="float" office:value="0.9840439">
            <text:p>0.9840439</text:p>
          </table:table-cell>
          <table:table-cell office:value-type="float" office:value="0.9204229">
            <text:p>0.9204229</text:p>
          </table:table-cell>
          <table:table-cell office:value-type="float" office:value="0.9863981">
            <text:p>0.9863981</text:p>
          </table:table-cell>
          <table:table-cell office:value-type="float" office:value="0.9098497">
            <text:p>0.9098497</text:p>
          </table:table-cell>
          <table:table-cell office:value-type="float" office:value="0.9840439">
            <text:p>0.9840439</text:p>
          </table:table-cell>
          <table:table-cell office:value-type="float" office:value="0.9154145">
            <text:p>0.9154145</text:p>
          </table:table-cell>
          <table:table-cell table:style-name="ce1" table:formula="of:=AVERAGE([.E33];[.G33];[.I33];[.K33];[.M33])" office:value-type="float" office:value="0.90873674">
            <text:p>0.90873674</text:p>
          </table:table-cell>
          <table:table-cell table:style-name="ce1" table:formula="of:=STDEV([.E33];[.G33];[.I33];[.K33];[.M33])" office:value-type="float" office:value="0.00974242002753936">
            <text:p>0.00974242</text:p>
          </table:table-cell>
          <table:table-cell office:value-type="float" office:value="200">
            <text:p>200</text:p>
          </table:table-cell>
          <table:table-cell office:value-type="string">
            <text:p>NN=300</text:p>
          </table:table-cell>
        </table:table-row>
        <table:table-row table:style-name="ro1">
          <table:table-cell office:value-type="string">
            <text:p>magic4</text:p>
          </table:table-cell>
          <table:table-cell office:value-type="float" office:value="15000">
            <text:p>15000</text:p>
          </table:table-cell>
          <table:table-cell office:value-type="float" office:value="4020">
            <text:p>4020</text:p>
          </table:table-cell>
          <table:table-cell office:value-type="float" office:value="0.8738">
            <text:p>0.8738</text:p>
          </table:table-cell>
          <table:table-cell office:value-type="float" office:value="0.872184">
            <text:p>0.872184</text:p>
          </table:table-cell>
          <table:table-cell office:value-type="float" office:value="0.8614">
            <text:p>0.8614</text:p>
          </table:table-cell>
          <table:table-cell office:value-type="float" office:value="0.87373134">
            <text:p>0.87373134</text:p>
          </table:table-cell>
          <table:table-cell office:value-type="float" office:value="0.87466667">
            <text:p>0.87466667</text:p>
          </table:table-cell>
          <table:table-cell office:value-type="float" office:value="0.8689402">
            <text:p>0.8689402</text:p>
          </table:table-cell>
          <table:table-cell office:value-type="float" office:value="0.8716667">
            <text:p>0.8716667</text:p>
          </table:table-cell>
          <table:table-cell office:value-type="float" office:value="0.86870646">
            <text:p>0.86870646</text:p>
          </table:table-cell>
          <table:table-cell office:value-type="float" office:value="0.8596667">
            <text:p>0.8596667</text:p>
          </table:table-cell>
          <table:table-cell office:value-type="float" office:value="0.87470646">
            <text:p>0.87470646</text:p>
          </table:table-cell>
          <table:table-cell table:style-name="ce1" table:formula="of:=AVERAGE([.E34];[.G34];[.I34];[.K34];[.M34])" office:value-type="float" office:value="0.871653692">
            <text:p>0.871653692</text:p>
          </table:table-cell>
          <table:table-cell table:style-name="ce1" table:formula="of:=STDEV([.E34];[.G34];[.I34];[.K34];[.M34])" office:value-type="float" office:value="0.00273708127137648">
            <text:p>0.0027370813</text:p>
          </table:table-cell>
          <table:table-cell office:value-type="float" office:value="200">
            <text:p>200</text:p>
          </table:table-cell>
          <table:table-cell office:value-type="string">
            <text:p>NN=1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T=9</text:p>
          </table:table-cell>
          <table:table-cell office:value-type="string">
            <text:p>J=7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N=200</text:p>
          </table:table-cell>
          <table:table-cell table:number-columns-repeated="16"/>
        </table:table-row>
        <table:table-row table:style-name="ro1">
          <table:table-cell office:value-type="string">
            <text:p>magic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ean</text:p>
          </table:table-cell>
          <table:table-cell table:number-columns-repeated="1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6840796">
            <text:p>0.76840796</text:p>
          </table:table-cell>
          <table:table-cell office:value-type="float" office:value="0.7619402">
            <text:p>0.7619402</text:p>
          </table:table-cell>
          <table:table-cell table:formula="of:=AVERAGE([.B41];[.C41])" office:value-type="float" office:value="0.76517408">
            <text:p>0.76517408</text:p>
          </table:table-cell>
          <table:table-cell table:number-columns-repeated="13"/>
        </table:table-row>
        <table:table-row table:style-name="ro1">
          <table:table-cell office:value-type="float" office:value="150">
            <text:p>150</text:p>
          </table:table-cell>
          <table:table-cell table:number-columns-repeated="2"/>
          <table:table-cell office:value-type="float" office:value="0.77960199">
            <text:p>0.77960199</text:p>
          </table:table-cell>
          <table:table-cell table:number-columns-repeated="1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770199">
            <text:p>0.770199</text:p>
          </table:table-cell>
          <table:table-cell office:value-type="float" office:value="0.79671641">
            <text:p>0.79671641</text:p>
          </table:table-cell>
          <table:table-cell table:formula="of:=AVERAGE([.B43];[.C43])" office:value-type="float" office:value="0.783457705">
            <text:p>0.783457705</text:p>
          </table:table-cell>
          <table:table-cell table:number-columns-repeated="13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  <table:table-cell office:value-type="float" office:value="0.803731">
            <text:p>0.803731</text:p>
          </table:table-cell>
          <table:table-cell table:number-columns-repeated="1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6044776">
            <text:p>0.86044776</text:p>
          </table:table-cell>
          <table:table-cell office:value-type="float" office:value="0.8206467">
            <text:p>0.8206467</text:p>
          </table:table-cell>
          <table:table-cell table:formula="of:=AVERAGE([.B45];[.C45])" office:value-type="float" office:value="0.84054723">
            <text:p>0.84054723</text:p>
          </table:table-cell>
          <table:table-cell table:number-columns-repeated="13"/>
        </table:table-row>
        <table:table-row table:style-name="ro1">
          <table:table-cell office:value-type="float" office:value="350">
            <text:p>350</text:p>
          </table:table-cell>
          <table:table-cell table:number-columns-repeated="2"/>
          <table:table-cell office:value-type="float" office:value="0.8328358">
            <text:p>0.8328358</text:p>
          </table:table-cell>
          <table:table-cell table:number-columns-repeated="1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84179104">
            <text:p>0.84179104</text:p>
          </table:table-cell>
          <table:table-cell office:value-type="float" office:value="0.8412935">
            <text:p>0.8412935</text:p>
          </table:table-cell>
          <table:table-cell table:formula="of:=AVERAGE([.B47];[.C47])" office:value-type="float" office:value="0.84154227">
            <text:p>0.84154227</text:p>
          </table:table-cell>
          <table:table-cell table:number-columns-repeated="13"/>
        </table:table-row>
        <table:table-row table:style-name="ro1">
          <table:table-cell office:value-type="float" office:value="450">
            <text:p>450</text:p>
          </table:table-cell>
          <table:table-cell table:number-columns-repeated="2"/>
          <table:table-cell office:value-type="float" office:value="0.842537">
            <text:p>0.842537</text:p>
          </table:table-cell>
          <table:table-cell table:number-columns-repeated="1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8567164">
            <text:p>0.8567164</text:p>
          </table:table-cell>
          <table:table-cell office:value-type="float" office:value="0.8549751">
            <text:p>0.8549751</text:p>
          </table:table-cell>
          <table:table-cell table:formula="of:=AVERAGE([.B49];[.C49])" office:value-type="float" office:value="0.85584575">
            <text:p>0.85584575</text:p>
          </table:table-cell>
          <table:table-cell table:number-columns-repeated="13"/>
        </table:table-row>
        <table:table-row table:style-name="ro1">
          <table:table-cell office:value-type="float" office:value="550">
            <text:p>550</text:p>
          </table:table-cell>
          <table:table-cell table:number-columns-repeated="2"/>
          <table:table-cell office:value-type="float" office:value="0.854726">
            <text:p>0.854726</text:p>
          </table:table-cell>
          <table:table-cell table:number-columns-repeated="1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8641791">
            <text:p>0.8641791</text:p>
          </table:table-cell>
          <table:table-cell office:value-type="float" office:value="0.861194">
            <text:p>0.861194</text:p>
          </table:table-cell>
          <table:table-cell table:formula="of:=AVERAGE([.B51];[.C51])" office:value-type="float" office:value="0.86268655">
            <text:p>0.86268655</text:p>
          </table:table-cell>
          <table:table-cell table:number-columns-repeated="13"/>
        </table:table-row>
        <table:table-row table:style-name="ro1">
          <table:table-cell office:value-type="float" office:value="650">
            <text:p>650</text:p>
          </table:table-cell>
          <table:table-cell table:number-columns-repeated="2"/>
          <table:table-cell office:value-type="float" office:value="0.858706">
            <text:p>0.858706</text:p>
          </table:table-cell>
          <table:table-cell table:number-columns-repeated="1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8599502">
            <text:p>0.8599502</text:p>
          </table:table-cell>
          <table:table-cell office:value-type="float" office:value="0.8542289">
            <text:p>0.8542289</text:p>
          </table:table-cell>
          <table:table-cell table:formula="of:=AVERAGE([.B53];[.C53])" office:value-type="float" office:value="0.85708955">
            <text:p>0.85708955</text:p>
          </table:table-cell>
          <table:table-cell table:number-columns-repeated="13"/>
        </table:table-row>
        <table:table-row table:style-name="ro1">
          <table:table-cell office:value-type="float" office:value="750">
            <text:p>750</text:p>
          </table:table-cell>
          <table:table-cell table:number-columns-repeated="2"/>
          <table:table-cell office:value-type="float" office:value="0.862189">
            <text:p>0.862189</text:p>
          </table:table-cell>
          <table:table-cell table:number-columns-repeated="1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8606965">
            <text:p>0.8606965</text:p>
          </table:table-cell>
          <table:table-cell office:value-type="float" office:value="0.8594527">
            <text:p>0.8594527</text:p>
          </table:table-cell>
          <table:table-cell table:formula="of:=AVERAGE([.B55];[.C55])" office:value-type="float" office:value="0.8600746">
            <text:p>0.8600746</text:p>
          </table:table-cell>
          <table:table-cell table:number-columns-repeated="13"/>
        </table:table-row>
        <table:table-row table:style-name="ro1">
          <table:table-cell office:value-type="float" office:value="850">
            <text:p>850</text:p>
          </table:table-cell>
          <table:table-cell table:number-columns-repeated="2"/>
          <table:table-cell office:value-type="float" office:value="0.858208">
            <text:p>0.858208</text:p>
          </table:table-cell>
          <table:table-cell table:number-columns-repeated="13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858706">
            <text:p>0.858706</text:p>
          </table:table-cell>
          <table:table-cell office:value-type="float" office:value="0.8669154">
            <text:p>0.8669154</text:p>
          </table:table-cell>
          <table:table-cell table:formula="of:=AVERAGE([.B57];[.C57])" office:value-type="float" office:value="0.8628107">
            <text:p>0.8628107</text:p>
          </table:table-cell>
          <table:table-cell table:number-columns-repeated="13"/>
        </table:table-row>
        <table:table-row table:style-name="ro1">
          <table:table-cell office:value-type="float" office:value="950">
            <text:p>950</text:p>
          </table:table-cell>
          <table:table-cell table:number-columns-repeated="2"/>
          <table:table-cell office:value-type="float" office:value="0.86920398">
            <text:p>0.86920398</text:p>
          </table:table-cell>
          <table:table-cell table:number-columns-repeated="1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8734328">
            <text:p>0.8734328</text:p>
          </table:table-cell>
          <table:table-cell office:value-type="float" office:value="0.87466667">
            <text:p>0.87466667</text:p>
          </table:table-cell>
          <table:table-cell table:formula="of:=AVERAGE([.B59];[.C59])" office:value-type="float" office:value="0.874049735">
            <text:p>0.874049735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6/01/2013</text:date>, <text:time>14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ychen </meta:initial-creator>
    <meta:creation-date>2013-01-24T20:15:15</meta:creation-date>
    <dc:date>2013-06-01T14:45:44</dc:date>
    <dc:creator>jychen </dc:creator>
    <meta:editing-duration>P2DT22H37M50S</meta:editing-duration>
    <meta:editing-cycles>86</meta:editing-cycles>
    <meta:generator>OpenOffice.org/3.3$Linux OpenOffice.org_project/330m20$Build-9567</meta:generator>
    <meta:document-statistic meta:table-count="3" meta:cell-count="1052" meta:object-count="0"/>
  </office:meta>
</office:document-meta>
</file>